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itle">Crowbook User Guide</text:p>
      <text:p text:style-name="Heading_20_2.author">Élisabeth Henry</text:p>
      <text:h text:style-name="Heading_20_1">
&lt;text:span text:style-name="T2"&gt;1.&lt;/text:span&gt; Crowbook</text:h>
      <text:p text:style-name="Text_20_body"><text:a xlink:type="simple" xlink:href="https://travis-ci.org/lise-henry/crowbook"> </text:a></text:p>
      <text:p text:style-name="Text_20_body">Render a book written in markdown to HTML, Epub or PDF.</text:p>
      <text:p text:style-name="Text_20_body">Crowbook's purpose is to allow you to automatically generate multiple outputs formats from a book written in Markdown. Its focus is novels, and the default settings should (hopefully) generate readable books with correct typography (particularly for the french language).</text:p>
      <text:h text:style-name="Heading_20_2">
Example</text:h>
      <text:p text:style-name="Text_20_body">To see what Crowbook's output looks like, you can read (a not-necessarily up-to-date version of) the Crowbook guide rendered in <text:a xlink:type="simple" xlink:href="http://lise-henry.github.io/crowbook/book/book.html">HTML</text:a>, <text:a xlink:type="simple" xlink:href="http://lise-henry.github.io/crowbook/book/book.pdf">PDF</text:a> or <text:a xlink:type="simple" xlink:href="http://lise-henry.github.io/crowbook/book/book.epub">EPUB</text:a>.</text:p>
      <text:h text:style-name="Heading_20_2">
Installing</text:h>
      <text:p text:style-name="Text_20_body">There are three ways to install Crowbook:</text:p>
      <text:h text:style-name="Heading_20_3">
Packages</text:h>
      <text:p text:style-name="Text_20_body">If you are on Debian GNU/Linux or Ubuntu (on a PC architecture), you can download <text:span text:style-name="Preformatted_20_Text">.deb</text:span> packages on <text:a xlink:type="simple" xlink:href="https://github.com/lise-henry/crowbook/releases">the releases page</text:a>.</text:p>
      <text:h text:style-name="Heading_20_3">
Binaries</text:h>
      <text:p text:style-name="Text_20_body">See <text:a xlink:type="simple" xlink:href="https://github.com/lise-henry/crowbook/releases">the releases page</text:a> to download a precompiled binary for your architecture (currently: Linux, Windows and MacOSX). Just extract the archive and run <text:span text:style-name="Preformatted_20_Text">crowbook</text:span> (or <text:span text:style-name="Preformatted_20_Text">crowbook.exe</text:span> on Windows). You might also want to copy the binary somewhere in your <text:span text:style-name="Preformatted_20_Text">PATH</text:span> for later usage.</text:p>
      <text:p text:style-name="Text_20_Body"><text:p text:style-name="Text_20_body">Note: only the Linux binaries are really tested, please contact me if there you have any trouble executing the Windows or Mac binaries.</text:p>
</text:p>
      <text:h text:style-name="Heading_20_3">
Using Cargo</text:h>
      <text:p text:style-name="Text_20_body"><text:a xlink:type="simple" xlink:href="https://crates.io/">Cargo</text:a> is the <text:a xlink:type="simple" xlink:href="https://www.rust-lang.org/">Rust</text:a>'s package manager. You can <text:a xlink:type="simple" xlink:href="https://www.rust-lang.org/downloads.html">install it here</text:a>. Once it is down:</text:p>
      <text:p text:style-name="Text_20_Body">$ cargo install crowbook
</text:p>
      <text:p text:style-name="Text_20_body">will automatically download the latest <text:span text:style-name="Preformatted_20_Text">crowbook</text:span> release on <text:a xlink:type="simple" xlink:href="https://crates.io/crates/crowbook">crates.io</text:a>, compile it, and install it on your system.</text:p>
      <text:p text:style-name="Text_20_Body"><text:p text:style-name="Text_20_body">By default, compiling Crowbook in this way doesn't activate the proofreading features. If you want to use them, you'll have to run <text:span text:style-name="Preformatted_20_Text">cargo install --features "proofread" crowbook</text:span>.</text:p>
</text:p>
      <text:h text:style-name="Heading_20_2">
Dependencies</text:h>
      <text:p text:style-name="Text_20_body">While there are, strictly speaking, no real dependencies to be able to run Crowbook (it is published a a statically compiled binary), some features require additional commands to work correctly:</text:p>
      <text:list>
        <text:list-item>
          <text:p>EPUB rendering requires that the <text:span text:style-name="Preformatted_20_Text">zip</text:span> command be present on your system;</text:p>
        </text:list-item>
        <text:list-item>
          <text:p>PDF rendering requires a working installation of LaTeX (preferably <text:span text:style-name="Preformatted_20_Text">xelatex</text:span>);</text:p>
        </text:list-item>
        <text:list-item>
          <text:p>Grammar checking (for proofreading copies) requires <text:a xlink:type="simple" xlink:href="https://languagetool.org/">LanguageTool</text:a>.</text:p>
        </text:list-item>
      </text:list>
      <text:h text:style-name="Heading_20_2">
Quick tour</text:h>
      <text:p text:style-name="Text_20_body">The simplest command is:</text:p>
      <text:p text:style-name="Text_20_Body">$ crowbook &lt;BOOK&gt;
</text:p>
      <text:p text:style-name="Text_20_body">where <text:span text:style-name="Preformatted_20_Text">BOOK</text:span> is a configuration file. Crowbook will parse this file and generate a book in HTML, Epub, LaTeX, and/or PDF, according to the settings in the configuration file.</text:p>
      <text:p text:style-name="Text_20_body">To create a new book, assuming you have a list of Markdown files, you can generate a template configuration file with the <text:span text:style-name="Preformatted_20_Text">--create</text:span> argument:</text:p>
      <text:p text:style-name="Text_20_Body">$ crowbook --create my.book chapter_*.md
</text:p>
      <text:p text:style-name="Text_20_body">This will generate a default <text:span text:style-name="Preformatted_20_Text">my.book</text:span> file, which you'll need to complete. This configuration file contains some metadata, options, and lists the Markdown files.</text:p>
      <text:p text:style-name="Text_20_body">For more information see <text:a xlink:type="simple" xlink:href="book_example/config.md">the configuration file</text:a>.</text:p>
      <text:p text:style-name="Text_20_body">It is also possible to give additional parameters to <text:span text:style-name="Preformatted_20_Text">crowbook</text:span>; we have already seen <text:span text:style-name="Preformatted_20_Text">--create</text:span>, but if you want the full list, see <text:a xlink:type="simple" xlink:href="book_example/arguments.md">the arguments</text:a>.</text:p>
      <text:h text:style-name="Heading_20_2">
Current features</text:h>
      <text:h text:style-name="Heading_20_3">
Output formats</text:h>
      <text:p text:style-name="Text_20_body">Crowbook supports HTML, PDF and EPUB (either version 2 or 3) as output formats. See the Crowbook User Guide rendered in <text:a xlink:type="simple" xlink:href="http://lise-henry.github.io/crowbook/book/book.html">HTML</text:a>, <text:a xlink:type="simple" xlink:href="http://lise-henry.github.io/crowbook/book/book.epub">EPUB</text:a> and <text:a xlink:type="simple" xlink:href="http://lise-henry.github.io/crowbook/book.pdf">PDF</text:a>.</text:p>
      <text:p text:style-name="Text_20_Body"><text:p text:style-name="Text_20_body">Note: in order to be able to render your books as PDF, you'll need to have a working installation of LaTeX (preferably <text:span text:style-name="Preformatted_20_Text">xelatex</text:span>) on your system.</text:p>
</text:p>
      <text:p text:style-name="Text_20_body">Crowbook also provides some experimental support for rendering to ODT (Libre/Open/Office), but it needs more work.</text:p>
      <text:h text:style-name="Heading_20_3">
Input format</text:h>
      <text:p text:style-name="Text_20_body">Crowbook uses <text:a xlink:type="simple" xlink:href="https://crates.io/crates/pulldown-cmark">pulldown-cmark</text:a> and thus should support most of CommonMark Markdown. Inline HTML, however, is not implemented, and probably won't be, as the goal is to have books that can also be generated in PDF (and maybe ODT).</text:p>
      <text:h text:style-name="Heading_20_3">
Input cleaning</text:h>
      <text:p text:style-name="Text_20_body">Maybe the most specific "feature" of Crowbook is that (by default, it can be deactivated) it tries to "clean" the input files. By default, this doesn't do much (except removing superfluous spaces), but if the book's language is set to frenc it tries its best to respect french typography by replacing spaces with non-breaking ones when it is appropriate (e.g. before '?', '!', ';' or ':').</text:p>
      <text:p text:style-name="Text_20_Body"><text:p text:style-name="Text_20_body">This feature is currently limited to french language, but please <text:a xlink:type="simple" xlink:href="https://github.com/lise-henry/crowbook/issues/new">open an issue</text:a> describing typographic rules if you want it to be implemented for another language.</text:p>
</text:p>
      <text:h text:style-name="Heading_20_3">
Links handling</text:h>
      <text:p text:style-name="Text_20_body">Crowbook tries to correctly translate local links in the input Markdown files: e.g. if you have a link to a markdown file that is part of your book, it will be transformed into a link inside the document.</text:p>
      <text:h text:style-name="Heading_20_3">
Inline YAML blocks</text:h>
      <text:p text:style-name="Text_20_body">Crowbook supports inline YAML blocks:</text:p>
      <text:p text:style-name="Text_20_Body">---
author: Me
title: My title
---
</text:p>
      <text:p text:style-name="Text_20_body">This is mostly useful when Crowbook is runned with the <text:span text:style-name="Preformatted_20_Text">--single</text:span> argument (receiving a single Markdown file instead of a book configuration file). E.g., the following Markdown file:</text:p>
      <text:p text:style-name="Text_20_Body">---
author: John Doe
title: A book

output.html: book.html
---

This is a very tiny book!
</text:p>
      <text:p text:style-name="Text_20_body">can be processed with <text:span text:style-name="Preformatted_20_Text">crowbook --single foo.md</text:span> or <text:span text:style-name="Preformatted_20_Text">crowbook -s foo.md</text:span> to produce the <text:span text:style-name="Preformatted_20_Text">book.html</text:span> file. This is useful for short texts that only contain one "chapter".</text:p>
      <text:h text:style-name="Heading_20_3">
Proofreading</text:h>
      <text:p text:style-name="Text_20_body">Crowbook can also generate "proofreading" copies in HTML or PDF, highlighting grammar errors and repetitions.</text:p>
      <text:p text:style-name="Text_20_Body"><text:p text:style-name="Text_20_body">This feature has been introduced in version <text:span text:style-name="Preformatted_20_Text">0.9.1</text:span> and is still experimental. For more information, see <text:a xlink:type="simple" xlink:href="book_example/proofreading.md">the proofreading chapter of the guide</text:a>.</text:p>
</text:p>
      <text:h text:style-name="Heading_20_3">
Bugs</text:h>
      <text:p text:style-name="Text_20_body">See the <text:a xlink:type="simple" xlink:href="https://github.com/lise-henry/crowbook/issues">github's issue tracker</text:a>.</text:p>
      <text:h text:style-name="Heading_20_2">
Contributors</text:h>
      <text:list>
        <text:list-item>
          <text:p><text:a xlink:type="simple" xlink:href="http://stephanemourey.fr/">Stéphane Mourey</text:a> <text:span text:style-name="Preformatted_20_Text">&lt;s+crowbook AT stephanemourey DOT fr&gt;</text:span></text:p>
        </text:list-item>
      </text:list>
      <text:h text:style-name="Heading_20_2">
Acknowledgements</text:h>
      <text:p text:style-name="Text_20_body">Besides the <text:a xlink:type="simple" xlink:href="https://www.rust-lang.org/">Rust</text:a> compiler and standard library, Crowbook uses the following libraries:</text:p>
      <text:list>
        <text:list-item>
          <text:p><text:a xlink:type="simple" xlink:href="https://crates.io/crates/pulldown-cmark">pulldown-cmark</text:a></text:p>
        </text:list-item>
        <text:list-item>
          <text:p><text:a xlink:type="simple" xlink:href="https://crates.io/crates/yaml-rust">yaml-rust</text:a></text:p>
        </text:list-item>
        <text:list-item>
          <text:p><text:a xlink:type="simple" xlink:href="https://crates.io/crates/mustache">mustache</text:a></text:p>
        </text:list-item>
        <text:list-item>
          <text:p><text:a xlink:type="simple" xlink:href="https://github.com/kbknapp/clap-rs">clap</text:a></text:p>
        </text:list-item>
        <text:list-item>
          <text:p><text:a xlink:type="simple" xlink:href="https://crates.io/crates/chrono">chrono</text:a></text:p>
        </text:list-item>
        <text:list-item>
          <text:p><text:a xlink:type="simple" xlink:href="https://crates.io/crates/uuid">uuid</text:a></text:p>
        </text:list-item>
        <text:list-item>
          <text:p><text:a xlink:type="simple" xlink:href="https://crates.io/crates/mime_guess">mime_guess</text:a></text:p>
        </text:list-item>
        <text:list-item>
          <text:p><text:a xlink:type="simple" xlink:href="https://crates.io/crates/crossbeam">crossbeam</text:a></text:p>
        </text:list-item>
        <text:list-item>
          <text:p><text:a xlink:type="simple" xlink:href="https://crates.io/crates/walkdir">walkdir</text:a></text:p>
        </text:list-item>
        <text:list-item>
          <text:p><text:a xlink:type="simple" xlink:href="https://crates.io/crates/rustc-serialize">rustc-serialize</text:a></text:p>
        </text:list-item>
        <text:list-item>
          <text:p><text:a xlink:type="simple" xlink:href="https://crates.io/crates/caribon">caribon</text:a></text:p>
        </text:list-item>
        <text:list-item>
          <text:p><text:a xlink:type="simple" xlink:href="https://crates.io/crates/hyper">hyper</text:a></text:p>
        </text:list-item>
        <text:list-item>
          <text:p><text:a xlink:type="simple" xlink:href="https://crates.io/crates/url">url</text:a></text:p>
        </text:list-item>
      </text:list>
      <text:p text:style-name="Text_20_body">It also embeds <text:a xlink:type="simple" xlink:href="https://highlightjs.org/">Highlight.js</text:a> in HTML output to enable syntax highlighting for code blocks.</text:p>
      <text:p text:style-name="Text_20_body">It also uses configuration files from <text:a xlink:type="simple" xlink:href="https://github.com/japaric/rust-everywhere">rust-everywhere</text:a> to use <text:a xlink:type="simple" xlink:href="https://travis-ci.org/">Travis</text:a> and <text:a xlink:type="simple" xlink:href="http://www.appveyor.com/">Appveyor</text:a> to generate binaries for various platforms on each release.</text:p>
      <text:p text:style-name="Text_20_body">While Crowbook directly doesn't use them, there was also inspiration from <text:a xlink:type="simple" xlink:href="http://pandoc.org/">Pandoc</text:a> and <text:a xlink:type="simple" xlink:href="https://github.com/azerupi/mdBook">mdBook</text:a>.</text:p>
      <text:p text:style-name="Text_20_body">Also, the <text:a xlink:type="simple" xlink:href="https://validator.w3.org/">W3C HTML validator</text:a> and the <text:a xlink:type="simple" xlink:href="http://validator.idpf.org/">IDPF EPUB validator</text:a> proved very useful during development.</text:p>
      <text:h text:style-name="Heading_20_2">
ChangeLog</text:h>
      <text:p text:style-name="Text_20_body">See <text:a xlink:type="simple" xlink:href="ChangeLog.md">ChangeLog</text:a>.</text:p>
      <text:h text:style-name="Heading_20_2">
Library</text:h>
      <text:p text:style-name="Text_20_body">While the main purpose of Crowbook is to be runned as a command line, the code is written as a library, so if you want to build on it you can use it as such. You can look at the generated documentation on <text:a xlink:type="simple" xlink:href="https://docs.rs/releases/search?query=crowbook">docs.rs</text:a>.</text:p>
      <text:h text:style-name="Heading_20_2">
License</text:h>
      <text:p text:style-name="Text_20_body">Crowbook is free software: you can redistribute it and/or modify it under the terms of the GNU Lesser General Public License (LGPL), version 2.1 or (at your option) any ulterior version. See <text:a xlink:type="simple" xlink:href="LICENSE.md">LICENSE</text:a> for more information.</text:p>
      <text:p text:style-name="Text_20_body">Crowbook's logo is licensed under the <text:a xlink:type="simple" xlink:href="https://creativecommons.org/licenses/by/4.0/deed.en">Creative Commons Attribution 4.0 International license</text:a>, based on the <text:a xlink:type="simple" xlink:href="https://commons.wikimedia.org/wiki/File:Rust_programming_language_black_logo.svg">Rust logo</text:a> by Mozilla Corporation.</text:p>
      <text:p text:style-name="Text_20_body">Crowbook includes binary (minified) CSS and Javascript files from <text:a xlink:type="simple" xlink:href="https://highlightjs.org/">Highlight.js</text:a>, written by Ivan Sagalaev, licensed under the following terms:</text:p>
      <text:p text:style-name="Text_20_Body"><text:p text:style-name="Text_20_body">Copyright (c) 2006, Ivan Sagalaev</text:p>
<text:p text:style-name="Text_20_body">All rights reserved.</text:p>
<text:p text:style-name="Text_20_body">Redistribution and use in source and binary forms, with or without modification, are permitted provided that the following conditions are met:</text:p>
<text:list>
<text:list-item>
<text:p>Redistributions of source code must retain the above copyright notice, this list of conditions and the following disclaimer.</text:p></text:list-item><text:list-item>
<text:p>Redistributions in binary form must reproduce the above copyright notice, this list of conditions and the following disclaimer in the documentation and/or other materials provided with the distribution.</text:p></text:list-item><text:list-item>
<text:p>Neither the name of highlight.js nor the names of its contributors may be used to endorse or promote products derived from this software without specific prior written permission.</text:p></text:list-item></text:list>
<text:p text:style-name="Text_20_body">THIS SOFTWARE IS PROVIDED BY THE REGENTS AND CONTRIBUTORS ``AS IS'' AND ANY EXPRESS OR IMPLIED WARRANTIES, INCLUDING, BUT NOT LIMITED TO, THE IMPLIED WARRANTIES OF MERCHANTABILITY AND FITNESS FOR A PARTICULAR PURPOSE ARE DISCLAIMED. IN NO EVENT SHALL THE REGENTS AND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h text:style-name="Heading_20_1">
&lt;text:span text:style-name="T2"&gt;2.&lt;/text:span&gt; Arguments</text:h>
      <text:p text:style-name="Text_20_body">Crowbook can takes a list of arguments:</text:p>
      <text:p text:style-name="Text_20_Body">Render a markdown book in Epub, PDF or HTML.

USAGE:
 crowbook [FLAGS] [OPTIONS] [--] [BOOK]

FLAGS:
 -h, --help Prints help information
 -l, --list-options Lists all possible option
 -p, --proofread Enable roofreading
 -s, --single Use a single Markdown file instead of a book configuration file
 -V, --version Prints version information
 -v, --verbose Print warnings in parsing/rendering

OPTIONS:
 -c, --create &lt;FILES&gt;... Creates a new book with existing markdown files
 -o, --output &lt;FILE&gt; Specifies output file
 --print-template &lt;TEMPLATE&gt; Displays the default value of a template
 --set &lt;KEY_VALUES&gt; Sets a list of book options
 -t, --to &lt;FORMAT&gt;
 Generate specific format [values: epub, pdf, html, tex, odt, proofread.html, proofread.html_dir, proofread.pdf, proofread.tex]

ARGS:
 &lt;BOOK&gt; File containing the book configuration, or a Markdown file when called with --single
</text:p>
      <text:p text:style-name="Text_20_body">Note that Crowbook generates output files relatively to the directory where &lt;BOOK&gt; is:</text:p>
      <text:p text:style-name="Text_20_Body">$ crowbook foo/bar.book --to pdf --output baz.pdf
</text:p>
      <text:p text:style-name="Text_20_body">will thus generate baz.pdf in directory foo and not in current directory.</text:p>
      <text:p text:style-name="Text_20_body">The most important option is obviously &lt;BOOK&gt;, i.e. the file configuration book. It is mandatory for most options: if you don't pass it, <text:span text:style-name="Preformatted_20_Text">crowbook</text:span> will simply display this help message. In a normal use case this is the only argument you'll need to pass, and <text:span text:style-name="Preformatted_20_Text">crowbook</text:span> will generate the book in all formats specified in the configuration file.</text:p>
      <text:p text:style-name="Text_20_body">It is, however, possible to pass more arguments to <text:span text:style-name="Preformatted_20_Text">crowbook</text:span>.</text:p>
      <text:h text:style-name="Heading_20_2">
&lt;text:span text:style-name="Preformatted_20_Text"&gt;--create&lt;/text:span&gt;</text:h>
      <text:p text:style-name="Text_20_body"><text:span text:style-name="T2">Usage</text:span>: <text:span text:style-name="Preformatted_20_Text">crowbook [BOOK] --create file_1.md file_2.md ...</text:span></text:p>
      <text:p text:style-name="Text_20_body">Creates a new book from a list of Markdown files. It will generate a book configuration file with all file names specified as chapters. It either prints the result to stdout (if <text:span text:style-name="Preformatted_20_Text">BOOK</text:span> is not specified) or generate the file <text:span text:style-name="Preformatted_20_Text">BOOK</text:span> (or abort if it already exists).</text:p>
      <text:h text:style-name="Heading_20_3">
Examples</text:h>
      <text:p text:style-name="Text_20_Body">crowbook foo.book --create README.md ChangeLog.md LICENSE.md
</text:p>
      <text:p text:style-name="Text_20_body">will generate a file <text:span text:style-name="Preformatted_20_Text">foo.book</text:span> containing:</text:p>
      <text:p text:style-name="Text_20_Body">author: Your name
title: Your title
lang: en

# Uncomment and fill to generate files
# output.html: some_file.html
# output.epub: some_file.epub
# output.pdf: some_file.pdf

# Uncomment and fill to set cover image (for Epub)
# cover: some_cover.png

# List of chapters
+ README.md
+ ChangeLog.md
+ LICENSE.md
</text:p>
      <text:p text:style-name="Text_20_body">while</text:p>
      <text:p text:style-name="Text_20_Body">crowbook --create README.md ChangeLog.md LICENSE.md
</text:p>
      <text:p text:style-name="Text_20_body">will print the same result, but to stdout (without creating a file).</text:p>
      <text:p text:style-name="Text_20_body">When <text:span text:style-name="Preformatted_20_Text">crowbook</text:span> is runned with <text:span text:style-name="Preformatted_20_Text">--create</text:span>, it can also use the keys/values set by <text:span text:style-name="Preformatted_20_Text">--set</text:span> (see below):</text:p>
      <text:p text:style-name="Text_20_Body">$ crowbook foo.book --create file1.md file2.md --set author "Pierre Dupont" title "Mon œuvre" lang fr
</text:p>
      <text:p text:style-name="Text_20_body">will generate a <text:span text:style-name="Preformatted_20_Text">foo.book</text:span> file containing</text:p>
      <text:p text:style-name="Text_20_Body">author: Pierre Dupont
title: Mon œuvre
lang: fr

# List of chapters
+ file1.md
+ file2.md
</text:p>
      <text:h text:style-name="Heading_20_2">
&lt;text:span text:style-name="Preformatted_20_Text"&gt;--single&lt;/text:span&gt;</text:h>
      <text:p text:style-name="Text_20_body"><text:span text:style-name="T2">usage</text:span>: <text:span text:style-name="Preformatted_20_Text">crowbook --single &lt;FILE&gt;</text:span></text:p>
      <text:p text:style-name="Text_20_body">(or <text:span text:style-name="Preformatted_20_Text">crowbook -s &lt;FILE&gt;</text:span>)</text:p>
      <text:p text:style-name="Text_20_body">This argument allows to give <text:span text:style-name="Preformatted_20_Text">crowbook</text:span> a single Markdown file. This file can contain an inline YAML block to set some book options. Inline YAML blocks must start and end with a line with <text:span text:style-name="Preformatted_20_Text">---</text:span> (three dashes). E.g:</text:p>
      <text:p text:style-name="Text_20_Body">---
author: Joan Doe
title: A short story
output.html: short.html
---
</text:p>
      <text:p text:style-name="Text_20_body">If this YAML block is not at the beginning of a file, it must also be preceded by a blank line.</text:p>
      <text:p text:style-name="Text_20_body">This allows to not have to write a <text:span text:style-name="Preformatted_20_Text">.book</text:span> configuration file for a short story or an article. <text:span text:style-name="Preformatted_20_Text">crowbook --single foo.md</text:span> is rougly equivalent to having a book configuration file containing:</text:p>
      <text:p text:style-name="Text_20_Body">! foo.md
</text:p>
      <text:p text:style-name="Text_20_body">That is, the chapter heading (if any) won't be displayed in the output documents (though they still appear in the TOC).</text:p>
      <text:p text:style-name="Text_20_Body"><text:p text:style-name="Text_20_body">Note that by default, using <text:span text:style-name="Preformatted_20_Text">--single</text:span> sets the default LaTeX class of the book to <text:span text:style-name="Preformatted_20_Text">article</text:span> instead of <text:span text:style-name="Preformatted_20_Text">book</text:span>.</text:p>
</text:p>
      <text:h text:style-name="Heading_20_2">
&lt;text:span text:style-name="Preformatted_20_Text"&gt;--set&lt;/text:span&gt;</text:h>
      <text:p text:style-name="Text_20_body"><text:span text:style-name="T2">usage</text:span>: <text:span text:style-name="Preformatted_20_Text">crowbook &lt;BOOK&gt; --set [KEY] [VALUE]...</text:span></text:p>
      <text:p text:style-name="Text_20_body">This argument takes a list <text:span text:style-name="Preformatted_20_Text">KEY</text:span> <text:span text:style-name="Preformatted_20_Text">VALUE</text:span> pairs and allows setting or overriding a book configuration option. All valid options in the configuration files are valid as keys. For more information, see <text:a xlink:type="simple" xlink:href="book_example/config.md">the configuration file</text:a>.</text:p>
      <text:h text:style-name="Heading_20_3">
Examples</text:h>
      <text:p text:style-name="Text_20_Body">$ crowbook foo.book --set html.css style.css
</text:p>
      <text:p text:style-name="Text_20_body">will override the CSS for HTML generation (the <text:span text:style-name="Preformatted_20_Text">html.css</text:span> key) to the file <text:span text:style-name="Preformatted_20_Text">style.css</text:span>.</text:p>
      <text:p text:style-name="Text_20_Body">$ crowbook foo.book --set author Foo --title Bar
</text:p>
      <text:p text:style-name="Text_20_body">will override the book title to <text:span text:style-name="Preformatted_20_Text">Bar</text:span> and its author to <text:span text:style-name="Preformatted_20_Text">Foo</text:span>.</text:p>
      <text:h text:style-name="Heading_20_2">
&lt;text:span text:style-name="Preformatted_20_Text"&gt;--proofread&lt;/text:span&gt;</text:h>
      <text:p text:style-name="Text_20_body">Equivalent to <text:span text:style-name="Preformatted_20_Text">--set proofread true</text:span>. Enable proofreading. See <text:a xlink:type="simple" xlink:href="book_example/proofreading.md">Proofreading</text:a>.</text:p>
      <text:h text:style-name="Heading_20_2">
&lt;text:span text:style-name="Preformatted_20_Text"&gt;--list-options&lt;/text:span&gt;</text:h>
      <text:p text:style-name="Text_20_body"><text:span text:style-name="T2">usage</text:span>: <text:span text:style-name="Preformatted_20_Text">crowbook --list-options</text:span></text:p>
      <text:p text:style-name="Text_20_body">(or <text:span text:style-name="Preformatted_20_Text">crowbook -l</text:span>)</text:p>
      <text:p text:style-name="Text_20_body">Displays all the valid options to use, whether in a book configuration file, with <text:span text:style-name="Preformatted_20_Text">--set</text:span>, or in an inline YAML block.</text:p>
      <text:h text:style-name="Heading_20_2">
&lt;text:span text:style-name="Preformatted_20_Text"&gt;--print-template&lt;/text:span&gt;</text:h>
      <text:p text:style-name="Text_20_body"><text:span text:style-name="T2">usage</text:span>: <text:span text:style-name="Preformatted_20_Text">crowbook --print-template template</text:span></text:p>
      <text:p text:style-name="Text_20_body">Prints to stdout the built-in template. Useful if you want to customize the appearance of your document. E.g., if you want to modify the CSS used for HTML rendering:</text:p>
      <text:p text:style-name="Text_20_Body">$ crowbook --print-template html.css &gt; my_style.css
# edit my_style.css in your favourite editor
$ crowbook my.book --set html.css my_style.css
# or add "html.css: my_style.css" in my.book
</text:p>
      <text:p text:style-name="Text_20_body">Note that it is possible to use this option in conjonction with <text:span text:style-name="Preformatted_20_Text">--set</text:span>, though it is currently only useful for EPUB template:</text:p>
      <text:p text:style-name="Text_20_Body">$ crowbook --print-template epub.template --set epub.version 2
# Returns the template for Epub 2 (currently it is the default one)
$ crowbook --print-template epub.template --set epub.version 3
# Returns the template for Epub 3
</text:p>
      <text:h text:style-name="Heading_20_2">
&lt;text:span text:style-name="Preformatted_20_Text"&gt;--verbose&lt;/text:span&gt;</text:h>
      <text:p text:style-name="Text_20_body"><text:span text:style-name="T2">usage</text:span>: <text:span text:style-name="Preformatted_20_Text">crowbook &lt;BOOK&gt; --verbose</text:span></text:p>
      <text:p text:style-name="Text_20_body">If this flag is set, Crowbook will print the warnings it detects while parsing and rendering. These warnings are typically related to the inclusion of non-local images, linking to Markdown files that are not part of the book, and so on.</text:p>
      <text:h text:style-name="Heading_20_2">
&lt;text:span text:style-name="Preformatted_20_Text"&gt;--to&lt;/text:span&gt;</text:h>
      <text:p text:style-name="Text_20_body"><text:span text:style-name="T2">usage</text:span>: <text:span text:style-name="Preformatted_20_Text">crowbook &lt;BOOK&gt;--to [FORMAT]</text:span></text:p>
      <text:p text:style-name="Text_20_body">(or <text:span text:style-name="Preformatted_20_Text">crowbook &lt;BOOK&gt; -t [FORMAT]</text:span>)</text:p>
      <text:p text:style-name="Text_20_body">Generate only the specified format. <text:span text:style-name="Preformatted_20_Text">FORMAT</text:span> must be either <text:span text:style-name="Preformatted_20_Text">epub</text:span>, <text:span text:style-name="Preformatted_20_Text">pdf</text:span>, <text:span text:style-name="Preformatted_20_Text">html</text:span>, <text:span text:style-name="Preformatted_20_Text">odt</text:span> or <text:span text:style-name="Preformatted_20_Text">tex</text:span>.</text:p>
      <text:p text:style-name="Text_20_body">If an output file for the format is not specified in the book configuration file, <text:span text:style-name="Preformatted_20_Text">crowbook</text:span> will fail to render PDF, ODT and EPUB, whereas it will print HTML and Tex files on stdout. It is, however, possible to specify a file with the <text:span text:style-name="Preformatted_20_Text">--output</text:span> option.</text:p>
      <text:h text:style-name="Heading_20_3">
Examples</text:h>
      <text:p text:style-name="Text_20_Body">crowbook --to html foo.book
</text:p>
      <text:p text:style-name="Text_20_body">will generate some HTML, and prints it either to the file specified by <text:span text:style-name="Preformatted_20_Text">output.html</text:span> in <text:span text:style-name="Preformatted_20_Text">foo.book</text:span>, or to stdout if it is not specified.</text:p>
      <text:p text:style-name="Text_20_Body">crowbook --to pdf --output foo.pdf foo.book
</text:p>
      <text:p text:style-name="Text_20_body">will generate a <text:span text:style-name="Preformatted_20_Text">foo.pdf</text:span> file,.</text:p>
      <text:h text:style-name="Heading_20_2">
&lt;text:span text:style-name="Preformatted_20_Text"&gt;--output&lt;/text:span&gt;</text:h>
      <text:p text:style-name="Text_20_body"><text:span text:style-name="T2">usage</text:span>: <text:span text:style-name="Preformatted_20_Text">crowbook &lt;BOOK&gt; --to &lt;FORMAT&gt; --output &lt;FILE&gt;</text:span></text:p>
      <text:p text:style-name="Text_20_body">(or <text:span text:style-name="Preformatted_20_Text">crowbook -t &lt;FORMAT&gt; -o &lt;FILE&gt; &lt;BOOK&gt;</text:span>)</text:p>
      <text:p text:style-name="Text_20_body">Specifies an output file. Only valid when <text:span text:style-name="Preformatted_20_Text">--to</text:span> is used.</text:p>
      <text:p text:style-name="Text_20_body">Note that Crowbook generates output files relatively to the directory where <text:span text:style-name="Preformatted_20_Text">BOOK</text:span> is (unless the option <text:span text:style-name="Preformatted_20_Text">output.base_path</text:span> is set):</text:p>
      <text:p text:style-name="Text_20_Body">$ crowbook foo/bar.book --to pdf --output baz.pdf
</text:p>
      <text:p text:style-name="Text_20_body">will thus generate <text:span text:style-name="Preformatted_20_Text">baz.pdf</text:span> in directory <text:span text:style-name="Preformatted_20_Text">foo</text:span> and not in current directory.</text:p>
      <text:h text:style-name="Heading_20_1">
&lt;text:span text:style-name="T2"&gt;3.&lt;/text:span&gt; The configuration file</text:h>
      <text:p text:style-name="Text_20_body">If you want to use Crowbook for your book, this configuration file is all you'll have to add (assuming you already have the book in Markdown files; if you don't, you'll also have to write a book first, but that's besides the scope of this document).</text:p>
      <text:p text:style-name="Text_20_body">The format is not very complicated. This is an example of it:</text:p>
      <text:p text:style-name="Text_20_Body"># metadata
author: Joan Doe
title: Some book
lang: en

output.html: some_book.html

# list of chapters
- preface.md
+ chapter_1.md
+ chapter_2.md
+ chapter_3.md
+ chapter_4.md
- epilogue.md
</text:p>
      <text:p text:style-name="Text_20_body">Basically, it is divided in two parts:</text:p>
      <text:list>
        <text:list-item>
          <text:p>a list of options, under the form <text:span text:style-name="Preformatted_20_Text">key: value</text:span>, following YAML syntax.</text:p>
        </text:list-item>
        <text:list-item>
          <text:p>a list of Markdown files.</text:p>
        </text:list-item>
      </text:list>
      <text:p text:style-name="Text_20_body">Lines starting with the <text:span text:style-name="Preformatted_20_Text">#</text:span> characters are comments and are discarded.</text:p>
      <text:h text:style-name="Heading_20_2">
The list of files</text:h>
      <text:p text:style-name="Text_20_body">There are various options to include a markdown file.</text:p>
      <text:list>
        <text:list-item>
          <text:p><text:span text:style-name="Preformatted_20_Text">+ file_name.md</text:span> includes a numbered chapter.</text:p>
        </text:list-item>
        <text:list-item>
          <text:p><text:span text:style-name="Preformatted_20_Text">- file_name.md</text:span> includes an unnumbered chapter.</text:p>
        </text:list-item>
        <text:list-item>
          <text:p><text:span text:style-name="Preformatted_20_Text">! file_name.md</text:span> includes a chapter whose title won't be displayed (except in the table of contents); this is useful for e.g. including a copyright at the beginning or the book, or for short stories where there is only one chapter.</text:p>
        </text:list-item>
        <text:list-item>
          <text:p><text:span text:style-name="Preformatted_20_Text">42. file_name.md</text:span> specifies the number for a chapter.</text:p>
        </text:list-item>
      </text:list>
      <text:p text:style-name="Text_20_body">So a typical usage might look like this:</text:p>
      <text:p text:style-name="Text_20_Body">! copyright.md
- preface.md
# We want first chapter to be Chapter 0 because we are programmers!
0. chapter_0.md
# Next chapters can be numbered automatically
+ chapter_1.md
+ chapter_2.md
...
</text:p>
      <text:p text:style-name="Text_20_body">There are two important things to note:</text:p>
      <text:list>
        <text:list-item>
          <text:p>you must <text:span text:style-name="T1">not</text:span> use quotes around the file names.</text:p>
        </text:list-item>
        <text:list-item>
          <text:p>the path of these files are relative to the directory where your configuration file is. This means you can run <text:span text:style-name="Preformatted_20_Text">crowbook books/my_trilogy/first_book/config.book</text:span> without being in the book's directory.</text:p>
        </text:list-item>
      </text:list>
      <text:p text:style-name="Text_20_body">Also note that you don't have to specify a title. This is because the title of the chapter is inferred from the Markdown document. To go back to our previous example:</text:p>
      <text:p text:style-name="Text_20_Body">+ chapter_1.md
</text:p>
      <text:p text:style-name="Text_20_body">does not specify a chapter title, because it will read it directly in <text:span text:style-name="Preformatted_20_Text">chapter_1.md</text:span>, e.g.:</text:p>
      <text:p text:style-name="Text_20_Body">The day I was born
==================

...
</text:p>
      <text:p text:style-name="Text_20_body">You should have one and only one level-one header (i.e. chapter title) in each markdown file.</text:p>
      <text:p text:style-name="Text_20_body">If you have more than one, Crowbook will print a warning and treat it as another chapter (numbered according to the scheme specified for including the file). It might however mess the table of contents in some cases (e.g. for Epub).</text:p>
      <text:p text:style-name="Text_20_body">If you do <text:span text:style-name="T1">not</text:span> have a level-1 header in a markdown file:</text:p>
      <text:list>
        <text:list-item>
          <text:p>if it is a numbered chapter, Crowbook will infer a chapter name from the numbering scheme;</text:p>
        </text:list-item>
        <text:list-item>
          <text:p>if it is not numbered, chapter's title will default to the empty string and won't be displayed in the TOC.</text:p>
        </text:list-item>
      </text:list>
      <text:h text:style-name="Heading_20_2">
Crowbook options</text:h>
      <text:p text:style-name="Text_20_body">The first part of the configuration file is dedicated to pass options to Crowbook. This is <text:a xlink:type="simple" xlink:href="https://en.wikipedia.org/wiki/YAML">YAML syntax</text:a>, so each line should be of the form <text:span text:style-name="Preformatted_20_Text">key: value</text:span>. Note that in most cases you don't have to put string in quotes, e.g.:</text:p>
      <text:p text:style-name="Text_20_Body">title: My title
</text:p>
      <text:p text:style-name="Text_20_body">It is however possible (and sometimes necessary) to escape some characters to use quotes around strings:</text:p>
      <text:p text:style-name="Text_20_Body">title: "My: title!"
</text:p>
      <text:p text:style-name="Text_20_body">It is possible to use multiline strings with <text:span text:style-name="Preformatted_20_Text">&gt;-</text:span> and then indenting the lines that are part of the string:</text:p>
      <text:p text:style-name="Text_20_Body">title: &gt;-
 A
 long
 title
author: Joan Doe
</text:p>
      <text:p text:style-name="Text_20_body">will set <text:span text:style-name="Preformatted_20_Text">title</text:span> to <text:span text:style-name="Preformatted_20_Text">"A long title"</text:span>. See <text:a xlink:type="simple" xlink:href="https://en.wikipedia.org/wiki/YAML#Block_literals">block literals in YAML</text:a> for more information on the various way to insert multiline strings (which mostly change the way newlines will or won't be inserted).</text:p>
      <text:p text:style-name="Text_20_body">A final note on the syntax: all options must be set <text:span text:style-name="T1">before</text:span> the first chapter inclusion (that is, a line beginning with '+', '-', 'x.' (where <text:span text:style-name="Preformatted_20_Text">x</text:span> is a number) or '!').</text:p>
      <text:p text:style-name="Text_20_body">Here is the complete list of options, with a short description. The usage of some of them is detailed later on.</text:p>
      <text:h text:style-name="Heading_20_3">
Metadata</text:h>
      <text:list>
        <text:list-item>
          <text:p><text:span text:style-name="T2"><text:span text:style-name="Preformatted_20_Text">author</text:span></text:span><text:list>
<text:list-item>
<text:p><text:span text:style-name="T2">type</text:span>: string</text:p></text:list-item><text:list-item>
<text:p><text:span text:style-name="T2">default value</text:span>: <text:span text:style-name="Preformatted_20_Text">Anonymous</text:span></text:p></text:list-item><text:list-item>
<text:p>Author of the book</text:p></text:list-item></text:list>
</text:p>
        </text:list-item>
        <text:list-item>
          <text:p><text:span text:style-name="T2"><text:span text:style-name="Preformatted_20_Text">title</text:span></text:span><text:list>
<text:list-item>
<text:p><text:span text:style-name="T2">type</text:span>: string</text:p></text:list-item><text:list-item>
<text:p><text:span text:style-name="T2">default value</text:span>: <text:span text:style-name="Preformatted_20_Text">Untitled</text:span></text:p></text:list-item><text:list-item>
<text:p>Title of the book</text:p></text:list-item></text:list>
</text:p>
        </text:list-item>
        <text:list-item>
          <text:p><text:span text:style-name="T2"><text:span text:style-name="Preformatted_20_Text">lang</text:span></text:span><text:list>
<text:list-item>
<text:p><text:span text:style-name="T2">type</text:span>: string</text:p></text:list-item><text:list-item>
<text:p><text:span text:style-name="T2">default value</text:span>: <text:span text:style-name="Preformatted_20_Text">en</text:span></text:p></text:list-item><text:list-item>
<text:p>Language of the book</text:p></text:list-item></text:list>
</text:p>
        </text:list-item>
        <text:list-item>
          <text:p><text:span text:style-name="T2"><text:span text:style-name="Preformatted_20_Text">subject</text:span></text:span><text:list>
<text:list-item>
<text:p><text:span text:style-name="T2">type</text:span>: string</text:p></text:list-item><text:list-item>
<text:p><text:span text:style-name="T2">default value</text:span>: <text:span text:style-name="Preformatted_20_Text">not set</text:span></text:p></text:list-item><text:list-item>
<text:p>Subject of the book (used for EPUB metadata)</text:p></text:list-item></text:list>
</text:p>
        </text:list-item>
        <text:list-item>
          <text:p><text:span text:style-name="T2"><text:span text:style-name="Preformatted_20_Text">description</text:span></text:span><text:list>
<text:list-item>
<text:p><text:span text:style-name="T2">type</text:span>: string</text:p></text:list-item><text:list-item>
<text:p><text:span text:style-name="T2">default value</text:span>: <text:span text:style-name="Preformatted_20_Text">not set</text:span></text:p></text:list-item><text:list-item>
<text:p>Description of the book (used for EPUB metadata)</text:p></text:list-item></text:list>
</text:p>
        </text:list-item>
        <text:list-item>
          <text:p><text:span text:style-name="T2"><text:span text:style-name="Preformatted_20_Text">cover</text:span></text:span><text:list>
<text:list-item>
<text:p><text:span text:style-name="T2">type</text:span>: path</text:p></text:list-item><text:list-item>
<text:p><text:span text:style-name="T2">default value</text:span>: <text:span text:style-name="Preformatted_20_Text">not set</text:span></text:p></text:list-item><text:list-item>
<text:p>Path to the cover of the book</text:p></text:list-item></text:list>
</text:p>
        </text:list-item>
      </text:list>
      <text:h text:style-name="Heading_20_3">
Additional metadata</text:h>
      <text:list>
        <text:list-item>
          <text:p><text:span text:style-name="T2"><text:span text:style-name="Preformatted_20_Text">license</text:span></text:span><text:list>
<text:list-item>
<text:p><text:span text:style-name="T2">type</text:span>: string</text:p></text:list-item><text:list-item>
<text:p><text:span text:style-name="T2">default value</text:span>: <text:span text:style-name="Preformatted_20_Text">not set</text:span></text:p></text:list-item><text:list-item>
<text:p>License of the book</text:p></text:list-item></text:list>
</text:p>
        </text:list-item>
        <text:list-item>
          <text:p><text:span text:style-name="T2"><text:span text:style-name="Preformatted_20_Text">version</text:span></text:span><text:list>
<text:list-item>
<text:p><text:span text:style-name="T2">type</text:span>: string</text:p></text:list-item><text:list-item>
<text:p><text:span text:style-name="T2">default value</text:span>: <text:span text:style-name="Preformatted_20_Text">not set</text:span></text:p></text:list-item><text:list-item>
<text:p>Version of the book</text:p></text:list-item></text:list>
</text:p>
        </text:list-item>
        <text:list-item>
          <text:p><text:span text:style-name="T2"><text:span text:style-name="Preformatted_20_Text">date</text:span></text:span><text:list>
<text:list-item>
<text:p><text:span text:style-name="T2">type</text:span>: string</text:p></text:list-item><text:list-item>
<text:p><text:span text:style-name="T2">default value</text:span>: <text:span text:style-name="Preformatted_20_Text">not set</text:span></text:p></text:list-item><text:list-item>
<text:p>Date the book was revised</text:p></text:list-item></text:list>
</text:p>
        </text:list-item>
      </text:list>
      <text:h text:style-name="Heading_20_3">
Output options</text:h>
      <text:list>
        <text:list-item>
          <text:p><text:span text:style-name="T2"><text:span text:style-name="Preformatted_20_Text">output.epub</text:span></text:span><text:list>
<text:list-item>
<text:p><text:span text:style-name="T2">type</text:span>: path</text:p></text:list-item><text:list-item>
<text:p><text:span text:style-name="T2">default value</text:span>: <text:span text:style-name="Preformatted_20_Text">not set</text:span></text:p></text:list-item><text:list-item>
<text:p>Output file name for EPUB rendering</text:p></text:list-item></text:list>
</text:p>
        </text:list-item>
        <text:list-item>
          <text:p><text:span text:style-name="T2"><text:span text:style-name="Preformatted_20_Text">output.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text:p></text:list-item></text:list>
</text:p>
        </text:list-item>
        <text:list-item>
          <text:p><text:span text:style-name="T2"><text:span text:style-name="Preformatted_20_Text">output.html_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text:p></text:list-item></text:list>
</text:p>
        </text:list-item>
        <text:list-item>
          <text:p><text:span text:style-name="T2"><text:span text:style-name="Preformatted_20_Text">output.tex</text:span></text:span><text:list>
<text:list-item>
<text:p><text:span text:style-name="T2">type</text:span>: path</text:p></text:list-item><text:list-item>
<text:p><text:span text:style-name="T2">default value</text:span>: <text:span text:style-name="Preformatted_20_Text">not set</text:span></text:p></text:list-item><text:list-item>
<text:p>Output file name for LaTeX rendering</text:p></text:list-item></text:list>
</text:p>
        </text:list-item>
        <text:list-item>
          <text:p><text:span text:style-name="T2"><text:span text:style-name="Preformatted_20_Text">output.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text:p></text:list-item></text:list>
</text:p>
        </text:list-item>
        <text:list-item>
          <text:p><text:span text:style-name="T2"><text:span text:style-name="Preformatted_20_Text">output.odt</text:span></text:span><text:list>
<text:list-item>
<text:p><text:span text:style-name="T2">type</text:span>: path</text:p></text:list-item><text:list-item>
<text:p><text:span text:style-name="T2">default value</text:span>: <text:span text:style-name="Preformatted_20_Text">not set</text:span></text:p></text:list-item><text:list-item>
<text:p>Output file name for ODT rendering</text:p></text:list-item></text:list>
</text:p>
        </text:list-item>
        <text:list-item>
          <text:p><text:span text:style-name="T2"><text:span text:style-name="Preformatted_20_Text">output.base_path</text:span></text:span><text:list>
<text:list-item>
<text:p><text:span text:style-name="T2">type</text:span>: path</text:p></text:list-item><text:list-item>
<text:p><text:span text:style-name="T2">default value</text:span>: <text:span text:style-name="Preformatted_20_Text">""</text:span></text:p></text:list-item><text:list-item>
<text:p>Directory where those output files will we written</text:p></text:list-item></text:list>
</text:p>
        </text:list-item>
      </text:list>
      <text:h text:style-name="Heading_20_3">
Rendering options</text:h>
      <text:list>
        <text:list-item>
          <text:p><text:span text:style-name="T2"><text:span text:style-name="Preformatted_20_Text">rendering.initials</text:span></text:span><text:list>
<text:list-item>
<text:p><text:span text:style-name="T2">type</text:span>: boolean</text:p></text:list-item><text:list-item>
<text:p><text:span text:style-name="T2">default value</text:span>: <text:span text:style-name="Preformatted_20_Text">false</text:span></text:p></text:list-item><text:list-item>
<text:p>Use initials ('lettrines') for first letter of a chapter (experimental)</text:p></text:list-item></text:list>
</text:p>
        </text:list-item>
        <text:list-item>
          <text:p><text:span text:style-name="T2"><text:span text:style-name="Preformatted_20_Text">rendering.inline_toc</text:span></text:span><text:list>
<text:list-item>
<text:p><text:span text:style-name="T2">type</text:span>: boolean</text:p></text:list-item><text:list-item>
<text:p><text:span text:style-name="T2">default value</text:span>: <text:span text:style-name="Preformatted_20_Text">false</text:span></text:p></text:list-item><text:list-item>
<text:p>Display a table of content in the document</text:p></text:list-item></text:list>
</text:p>
        </text:list-item>
        <text:list-item>
          <text:p><text:span text:style-name="T2"><text:span text:style-name="Preformatted_20_Text">rendering.inline_toc.name</text:span></text:span><text:list>
<text:list-item>
<text:p><text:span text:style-name="T2">type</text:span>: string</text:p></text:list-item><text:list-item>
<text:p><text:span text:style-name="T2">default value</text:span>: <text:span text:style-name="Preformatted_20_Text">"{{{loc_toc}}}"</text:span></text:p></text:list-item><text:list-item>
<text:p>Name of the table of contents if it is displayed in document</text:p></text:list-item></text:list>
</text:p>
        </text:list-item>
        <text:list-item>
          <text:p><text:span text:style-name="T2"><text:span text:style-name="Preformatted_20_Text">rendering.num_depth</text:span></text:span><text:list>
<text:list-item>
<text:p><text:span text:style-name="T2">type</text:span>: integer</text:p></text:list-item><text:list-item>
<text:p><text:span text:style-name="T2">default value</text:span>: <text:span text:style-name="Preformatted_20_Text">1</text:span></text:p></text:list-item><text:list-item>
<text:p>The maximum heading levels that should be numbered (0: no numbering, 1: only chapters, ..., 6: all)</text:p></text:list-item></text:list>
</text:p>
        </text:list-item>
        <text:list-item>
          <text:p><text:span text:style-name="T2"><text:span text:style-name="Preformatted_20_Text">rendering.chapter_template</text:span></text:span><text:list>
<text:list-item>
<text:p><text:span text:style-name="T2">type</text:span>: string</text:p></text:list-item><text:list-item>
<text:p><text:span text:style-name="T2">default value</text:span>: <text:span text:style-name="Preformatted_20_Text">"{{{number}}}\\. {{{chapter_title}}}"</text:span></text:p></text:list-item><text:list-item>
<text:p>Naming scheme of chapters</text:p></text:list-item></text:list>
</text:p>
        </text:list-item>
      </text:list>
      <text:h text:style-name="Heading_20_3">
Special option</text:h>
      <text:list>
        <text:list-item>
          <text:p><text:span text:style-name="T2"><text:span text:style-name="Preformatted_20_Text">import_config</text:span></text:span><text:list>
<text:list-item>
<text:p><text:span text:style-name="T2">type</text:span>: path</text:p></text:list-item><text:list-item>
<text:p><text:span text:style-name="T2">default value</text:span>: <text:span text:style-name="Preformatted_20_Text">not set</text:span></text:p></text:list-item><text:list-item>
<text:p>Import another book configuration file</text:p></text:list-item></text:list>
</text:p>
        </text:list-item>
      </text:list>
      <text:h text:style-name="Heading_20_3">
HTML options</text:h>
      <text:list>
        <text:list-item>
          <text:p><text:span text:style-name="T2"><text:span text:style-name="Preformatted_20_Text">html.header</text:span></text:span><text:list>
<text:list-item>
<text:p><text:span text:style-name="T2">type</text:span>: string</text:p></text:list-item><text:list-item>
<text:p><text:span text:style-name="T2">default value</text:span>: <text:span text:style-name="Preformatted_20_Text">not set</text:span></text:p></text:list-item><text:list-item>
<text:p>Custom header to display at the beginning of html file(s)</text:p></text:list-item></text:list>
</text:p>
        </text:list-item>
        <text:list-item>
          <text:p><text:span text:style-name="T2"><text:span text:style-name="Preformatted_20_Text">html.footer</text:span></text:span><text:list>
<text:list-item>
<text:p><text:span text:style-name="T2">type</text:span>: string</text:p></text:list-item><text:list-item>
<text:p><text:span text:style-name="T2">default value</text:span>: <text:span text:style-name="Preformatted_20_Text">not set</text:span></text:p></text:list-item><text:list-item>
<text:p>Custom footer to display at the end of HTML file(s)</text:p></text:list-item></text:list>
</text:p>
        </text:list-item>
        <text:list-item>
          <text:p><text:span text:style-name="T2"><text:span text:style-name="Preformatted_20_Text">html.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HTML rendering</text:p></text:list-item></text:list>
</text:p>
        </text:list-item>
        <text:list-item>
          <text:p><text:span text:style-name="T2"><text:span text:style-name="Preformatted_20_Text">html.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css.print</text:span></text:span><text:list>
<text:list-item>
<text:p><text:span text:style-name="T2">type</text:span>: template path</text:p></text:list-item><text:list-item>
<text:p><text:span text:style-name="T2">default value</text:span>: <text:span text:style-name="Preformatted_20_Text">not set</text:span></text:p></text:list-item><text:list-item>
<text:p>Path of a media print stylesheet for HTML rendering</text:p></text:list-item></text:list>
</text:p>
        </text:list-item>
        <text:list-item>
          <text:p><text:span text:style-name="T2"><text:span text:style-name="Preformatted_20_Text">html.highlight_code</text:span></text:span><text:list>
<text:list-item>
<text:p><text:span text:style-name="T2">type</text:span>: boolean</text:p></text:list-item><text:list-item>
<text:p><text:span text:style-name="T2">default value</text:span>: <text:span text:style-name="Preformatted_20_Text">true</text:span></text:p></text:list-item><text:list-item>
<text:p>Provides syntax highlighting for code blocks (using highlight.js)</text:p></text:list-item></text:list>
</text:p>
        </text:list-item>
        <text:list-item>
          <text:p><text:span text:style-name="T2"><text:span text:style-name="Preformatted_20_Text">html.highlight.j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version than the bundled one</text:p></text:list-item></text:list>
</text:p>
        </text:list-item>
        <text:list-item>
          <text:p><text:span text:style-name="T2"><text:span text:style-name="Preformatted_20_Text">html.highlight.cs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CSS theme than the default one</text:p></text:list-item></text:list>
</text:p>
        </text:list-item>
        <text:list-item>
          <text:p><text:span text:style-name="T2"><text:span text:style-name="Preformatted_20_Text">html.side_notes</text:span></text:span><text:list>
<text:list-item>
<text:p><text:span text:style-name="T2">type</text:span>: boolean</text:p></text:list-item><text:list-item>
<text:p><text:span text:style-name="T2">default value</text:span>: <text:span text:style-name="Preformatted_20_Text">false</text:span></text:p></text:list-item><text:list-item>
<text:p>Display footnotes as side notes in HTML/Epub (experimental)</text:p></text:list-item></text:list>
</text:p>
        </text:list-item>
        <text:list-item>
          <text:p><text:span text:style-name="T2"><text:span text:style-name="Preformatted_20_Text">html.escape_nb_spaces</text:span></text:span><text:list>
<text:list-item>
<text:p><text:span text:style-name="T2">type</text:span>: boolean</text:p></text:list-item><text:list-item>
<text:p><text:span text:style-name="T2">default value</text:span>: <text:span text:style-name="Preformatted_20_Text">true</text:span></text:p></text:list-item><text:list-item>
<text:p>Replace unicode non breaking spaces with HTML entities and CSS</text:p></text:list-item></text:list>
</text:p>
        </text:list-item>
      </text:list>
      <text:h text:style-name="Heading_20_3">
Standalone HTML options</text:h>
      <text:list>
        <text:list-item>
          <text:p><text:span text:style-name="T2"><text:span text:style-name="Preformatted_20_Text">html_single.one_chapter</text:span></text:span><text:list>
<text:list-item>
<text:p><text:span text:style-name="T2">type</text:span>: boolean</text:p></text:list-item><text:list-item>
<text:p><text:span text:style-name="T2">default value</text:span>: <text:span text:style-name="Preformatted_20_Text">false</text:span></text:p></text:list-item><text:list-item>
<text:p>Display only one chapter at a time (with a button to display all)</text:p></text:list-item></text:list>
</text:p>
        </text:list-item>
        <text:list-item>
          <text:p><text:span text:style-name="T2"><text:span text:style-name="Preformatted_20_Text">html_single.html</text:span></text:span><text:list>
<text:list-item>
<text:p><text:span text:style-name="T2">type</text:span>: template path</text:p></text:list-item><text:list-item>
<text:p><text:span text:style-name="T2">default value</text:span>: <text:span text:style-name="Preformatted_20_Text">not set</text:span></text:p></text:list-item><text:list-item>
<text:p>Path of an HTML template</text:p></text:list-item></text:list>
</text:p>
        </text:list-item>
        <text:list-item>
          <text:p><text:span text:style-name="T2"><text:span text:style-name="Preformatted_20_Text">html_single.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
      <text:h text:style-name="Heading_20_3">
Multifile HTML options</text:h>
      <text:list>
        <text:list-item>
          <text:p><text:span text:style-name="T2"><text:span text:style-name="Preformatted_20_Text">html_dir.index.html</text:span></text:span><text:list>
<text:list-item>
<text:p><text:span text:style-name="T2">type</text:span>: template path</text:p></text:list-item><text:list-item>
<text:p><text:span text:style-name="T2">default value</text:span>: <text:span text:style-name="Preformatted_20_Text">not set</text:span></text:p></text:list-item><text:list-item>
<text:p>Path of index.html template</text:p></text:list-item></text:list>
</text:p>
        </text:list-item>
        <text:list-item>
          <text:p><text:span text:style-name="T2"><text:span text:style-name="Preformatted_20_Text">html_dir.chapter.html</text:span></text:span><text:list>
<text:list-item>
<text:p><text:span text:style-name="T2">type</text:span>: template path</text:p></text:list-item><text:list-item>
<text:p><text:span text:style-name="T2">default value</text:span>: <text:span text:style-name="Preformatted_20_Text">not set</text:span></text:p></text:list-item><text:list-item>
<text:p>Path of a chapter.html template</text:p></text:list-item></text:list>
</text:p>
        </text:list-item>
      </text:list>
      <text:h text:style-name="Heading_20_3">
EPUB options</text:h>
      <text:list>
        <text:list-item>
          <text:p><text:span text:style-name="T2"><text:span text:style-name="Preformatted_20_Text">epub.version</text:span></text:span><text:list>
<text:list-item>
<text:p><text:span text:style-name="T2">type</text:span>: integer</text:p></text:list-item><text:list-item>
<text:p><text:span text:style-name="T2">default value</text:span>: <text:span text:style-name="Preformatted_20_Text">2</text:span></text:p></text:list-item><text:list-item>
<text:p>EPUB version to generate (2 or 3)</text:p></text:list-item></text:list>
</text:p>
        </text:list-item>
        <text:list-item>
          <text:p><text:span text:style-name="T2"><text:span text:style-name="Preformatted_20_Text">epub.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EPUB</text:p></text:list-item></text:list>
</text:p>
        </text:list-item>
        <text:list-item>
          <text:p><text:span text:style-name="T2"><text:span text:style-name="Preformatted_20_Text">epub.chapter.xhtml</text:span></text:span><text:list>
<text:list-item>
<text:p><text:span text:style-name="T2">type</text:span>: template path</text:p></text:list-item><text:list-item>
<text:p><text:span text:style-name="T2">default value</text:span>: <text:span text:style-name="Preformatted_20_Text">not set</text:span></text:p></text:list-item><text:list-item>
<text:p>Path of an xhtml template for each chapter</text:p></text:list-item></text:list>
</text:p>
        </text:list-item>
      </text:list>
      <text:h text:style-name="Heading_20_3">
LaTeX options</text:h>
      <text:list>
        <text:list-item>
          <text:p><text:span text:style-name="T2"><text:span text:style-name="Preformatted_20_Text">tex.links_as_footnotes</text:span></text:span><text:list>
<text:list-item>
<text:p><text:span text:style-name="T2">type</text:span>: boolean</text:p></text:list-item><text:list-item>
<text:p><text:span text:style-name="T2">default value</text:span>: <text:span text:style-name="Preformatted_20_Text">true</text:span></text:p></text:list-item><text:list-item>
<text:p>Add foontotes to URL of links so they are readable when printed</text:p></text:list-item></text:list>
</text:p>
        </text:list-item>
        <text:list-item>
          <text:p><text:span text:style-name="T2"><text:span text:style-name="Preformatted_20_Text">tex.command</text:span></text:span><text:list>
<text:list-item>
<text:p><text:span text:style-name="T2">type</text:span>: string</text:p></text:list-item><text:list-item>
<text:p><text:span text:style-name="T2">default value</text:span>: <text:span text:style-name="Preformatted_20_Text">xelatex</text:span></text:p></text:list-item><text:list-item>
<text:p>LaTeX command to use for generating PDF</text:p></text:list-item></text:list>
</text:p>
        </text:list-item>
        <text:list-item>
          <text:p><text:span text:style-name="T2"><text:span text:style-name="Preformatted_20_Text">tex.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 LaTeX template file</text:p></text:list-item></text:list>
</text:p>
        </text:list-item>
        <text:list-item>
          <text:p><text:span text:style-name="T2"><text:span text:style-name="Preformatted_20_Text">tex.class</text:span></text:span><text:list>
<text:list-item>
<text:p><text:span text:style-name="T2">type</text:span>: string</text:p></text:list-item><text:list-item>
<text:p><text:span text:style-name="T2">default value</text:span>: <text:span text:style-name="Preformatted_20_Text">book</text:span></text:p></text:list-item><text:list-item>
<text:p>LaTeX class to use</text:p></text:list-item></text:list>
</text:p>
        </text:list-item>
      </text:list>
      <text:h text:style-name="Heading_20_3">
Resources option</text:h>
      <text:list>
        <text:list-item>
          <text:p><text:span text:style-name="T2"><text:span text:style-name="Preformatted_20_Text">resources.files</text:span></text:span><text:list>
<text:list-item>
<text:p><text:span text:style-name="T2">type</text:span>: string</text:p></text:list-item><text:list-item>
<text:p><text:span text:style-name="T2">default value</text:span>: <text:span text:style-name="Preformatted_20_Text">not set</text:span></text:p></text:list-item><text:list-item>
<text:p>Whitespace-separated list of files to embed in e.g. EPUB file; useful for including e.g. fonts</text:p></text:list-item></text:list>
</text:p>
        </text:list-item>
        <text:list-item>
          <text:p><text:span text:style-name="T2"><text:span text:style-name="Preformatted_20_Text">resources.base_path</text:span></text:span><text:list>
<text:list-item>
<text:p><text:span text:style-name="T2">type</text:span>: path</text:p></text:list-item><text:list-item>
<text:p><text:span text:style-name="T2">default value</text:span>: <text:span text:style-name="Preformatted_20_Text">not set</text:span></text:p></text:list-item><text:list-item>
<text:p>Path where to find resources (in the source tree). By default, links and images are relative to the Markdown file. If this is set, it will be to this path.</text:p></text:list-item></text:list>
</text:p>
        </text:list-item>
        <text:list-item>
          <text:p><text:span text:style-name="T2"><text:span text:style-name="Preformatted_20_Text">resources.base_path.links</text:span></text:span><text:list>
<text:list-item>
<text:p><text:span text:style-name="T2">type</text:span>: path</text:p></text:list-item><text:list-item>
<text:p><text:span text:style-name="T2">default value</text:span>: <text:span text:style-name="Preformatted_20_Text">not set</text:span></text:p></text:list-item><text:list-item>
<text:p>Set base path but only for links. Useless if resources.base_path is set.</text:p></text:list-item></text:list>
</text:p>
        </text:list-item>
        <text:list-item>
          <text:p><text:span text:style-name="T2"><text:span text:style-name="Preformatted_20_Text">resources.base_path.images</text:span></text:span><text:list>
<text:list-item>
<text:p><text:span text:style-name="T2">type</text:span>: path</text:p></text:list-item><text:list-item>
<text:p><text:span text:style-name="T2">default value</text:span>: <text:span text:style-name="Preformatted_20_Text">.</text:span></text:p></text:list-item><text:list-item>
<text:p>Set base path but only for images. Useless if resources.base_path is set.</text:p></text:list-item></text:list>
</text:p>
        </text:list-item>
        <text:list-item>
          <text:p><text:span text:style-name="T2"><text:span text:style-name="Preformatted_20_Text">resources.base_path.files</text:span></text:span><text:list>
<text:list-item>
<text:p><text:span text:style-name="T2">type</text:span>: path</text:p></text:list-item><text:list-item>
<text:p><text:span text:style-name="T2">default value</text:span>: <text:span text:style-name="Preformatted_20_Text">.</text:span></text:p></text:list-item><text:list-item>
<text:p>Set base path but only for additional files. Useless if resources.base_path is set.</text:p></text:list-item></text:list>
</text:p>
        </text:list-item>
        <text:list-item>
          <text:p><text:span text:style-name="T2"><text:span text:style-name="Preformatted_20_Text">resources.base_path.templates</text:span></text:span><text:list>
<text:list-item>
<text:p><text:span text:style-name="T2">type</text:span>: path</text:p></text:list-item><text:list-item>
<text:p><text:span text:style-name="T2">default value</text:span>: <text:span text:style-name="Preformatted_20_Text">.</text:span></text:p></text:list-item><text:list-item>
<text:p>Set base path but only for templates files. Useless if resources.base_path is set.</text:p></text:list-item></text:list>
</text:p>
        </text:list-item>
        <text:list-item>
          <text:p><text:span text:style-name="T2"><text:span text:style-name="Preformatted_20_Text">resources.out_path</text:span></text:span><text:list>
<text:list-item>
<text:p><text:span text:style-name="T2">type</text:span>: path</text:p></text:list-item><text:list-item>
<text:p><text:span text:style-name="T2">default value</text:span>: <text:span text:style-name="Preformatted_20_Text">data</text:span></text:p></text:list-item><text:list-item>
<text:p>Paths where additional resources should be copied in the EPUB file or HTML directory</text:p></text:list-item></text:list>
</text:p>
        </text:list-item>
      </text:list>
      <text:h text:style-name="Heading_20_3">
Input options</text:h>
      <text:list>
        <text:list-item>
          <text:p><text:span text:style-name="T2"><text:span text:style-name="Preformatted_20_Text">input.autoclean</text:span></text:span><text:list>
<text:list-item>
<text:p><text:span text:style-name="T2">type</text:span>: boolean</text:p></text:list-item><text:list-item>
<text:p><text:span text:style-name="T2">default value</text:span>: <text:span text:style-name="Preformatted_20_Text">true</text:span></text:p></text:list-item><text:list-item>
<text:p>Toggle cleaning of input markdown according to lang</text:p></text:list-item></text:list>
</text:p>
        </text:list-item>
        <text:list-item>
          <text:p><text:span text:style-name="T2"><text:span text:style-name="Preformatted_20_Text">input.yaml_blocks</text:span></text:span><text:list>
<text:list-item>
<text:p><text:span text:style-name="T2">type</text:span>: boolean</text:p></text:list-item><text:list-item>
<text:p><text:span text:style-name="T2">default value</text:span>: <text:span text:style-name="Preformatted_20_Text">false</text:span></text:p></text:list-item><text:list-item>
<text:p>Enable inline YAML blocks to override options set in config file</text:p></text:list-item></text:list>
</text:p>
        </text:list-item>
      </text:list>
      <text:h text:style-name="Heading_20_3">
Crowbook options</text:h>
      <text:list>
        <text:list-item>
          <text:p><text:span text:style-name="T2"><text:span text:style-name="Preformatted_20_Text">crowbook.temp_dir</text:span></text:span><text:list>
<text:list-item>
<text:p><text:span text:style-name="T2">type</text:span>: path</text:p></text:list-item><text:list-item>
<text:p><text:span text:style-name="T2">default value</text:span>: ``</text:p></text:list-item><text:list-item>
<text:p>Path where to create a temporary directory (default: uses result from Rust's std::env::temp_dir())</text:p></text:list-item></text:list>
</text:p>
        </text:list-item>
        <text:list-item>
          <text:p><text:span text:style-name="T2"><text:span text:style-name="Preformatted_20_Text">crowbook.zip.command</text:span></text:span><text:list>
<text:list-item>
<text:p><text:span text:style-name="T2">type</text:span>: string</text:p></text:list-item><text:list-item>
<text:p><text:span text:style-name="T2">default value</text:span>: <text:span text:style-name="Preformatted_20_Text">zip</text:span></text:p></text:list-item><text:list-item>
<text:p>Command to use to zip files (for EPUB/ODT)</text:p></text:list-item></text:list>
</text:p>
        </text:list-item>
        <text:list-item>
          <text:p><text:span text:style-name="T2"><text:span text:style-name="Preformatted_20_Text">crowbook.verbose</text:span></text:span><text:list>
<text:list-item>
<text:p><text:span text:style-name="T2">type</text:span>: boolean</text:p></text:list-item><text:list-item>
<text:p><text:span text:style-name="T2">default value</text:span>: <text:span text:style-name="Preformatted_20_Text">false</text:span></text:p></text:list-item><text:list-item>
<text:p>Make Crowbook display more messages</text:p></text:list-item></text:list>
</text:p>
        </text:list-item>
      </text:list>
      <text:h text:style-name="Heading_20_3">
Output options (for proofreading)</text:h>
      <text:list>
        <text:list-item>
          <text:p><text:span text:style-name="T2"><text:span text:style-name="Preformatted_20_Text">output.proofread.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 with proofread features</text:p></text:list-item></text:list>
</text:p>
        </text:list-item>
        <text:list-item>
          <text:p><text:span text:style-name="T2"><text:span text:style-name="Preformatted_20_Text">output.proofread.html_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 with proofread features</text:p></text:list-item></text:list>
</text:p>
        </text:list-item>
        <text:list-item>
          <text:p><text:span text:style-name="T2"><text:span text:style-name="Preformatted_20_Text">output.proofread.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 with proofread features</text:p></text:list-item></text:list>
</text:p>
        </text:list-item>
      </text:list>
      <text:h text:style-name="Heading_20_3">
Proofreading options (only for output.proofread.* targets)</text:h>
      <text:list>
        <text:list-item>
          <text:p><text:span text:style-name="T2"><text:span text:style-name="Preformatted_20_Text">proofread</text:span></text:span><text:list>
<text:list-item>
<text:p><text:span text:style-name="T2">type</text:span>: boolean</text:p></text:list-item><text:list-item>
<text:p><text:span text:style-name="T2">default value</text:span>: <text:span text:style-name="Preformatted_20_Text">false</text:span></text:p></text:list-item><text:list-item>
<text:p>Activate generation of proofreading copies</text:p></text:list-item></text:list>
</text:p>
        </text:list-item>
        <text:list-item>
          <text:p><text:span text:style-name="T2"><text:span text:style-name="Preformatted_20_Text">proofread.nb_spaces</text:span></text:span><text:list>
<text:list-item>
<text:p><text:span text:style-name="T2">type</text:span>: boolean</text:p></text:list-item><text:list-item>
<text:p><text:span text:style-name="T2">default value</text:span>: <text:span text:style-name="Preformatted_20_Text">true</text:span></text:p></text:list-item><text:list-item>
<text:p>Highlight non breaking spaces so it is easier to see if typography is correct</text:p></text:list-item></text:list>
</text:p>
        </text:list-item>
        <text:list-item>
          <text:p><text:span text:style-name="T2"><text:span text:style-name="Preformatted_20_Text">proofread.languagetool</text:span></text:span><text:list>
<text:list-item>
<text:p><text:span text:style-name="T2">type</text:span>: boolean</text:p></text:list-item><text:list-item>
<text:p><text:span text:style-name="T2">default value</text:span>: <text:span text:style-name="Preformatted_20_Text">false</text:span></text:p></text:list-item><text:list-item>
<text:p>If true, try to use language tool server to grammar check the book</text:p></text:list-item></text:list>
</text:p>
        </text:list-item>
        <text:list-item>
          <text:p><text:span text:style-name="T2"><text:span text:style-name="Preformatted_20_Text">proofread.languagetool.port</text:span></text:span><text:list>
<text:list-item>
<text:p><text:span text:style-name="T2">type</text:span>: integer</text:p></text:list-item><text:list-item>
<text:p><text:span text:style-name="T2">default value</text:span>: <text:span text:style-name="Preformatted_20_Text">8081</text:span></text:p></text:list-item><text:list-item>
<text:p>Port to connect to languagetool-server</text:p></text:list-item></text:list>
</text:p>
        </text:list-item>
        <text:list-item>
          <text:p><text:span text:style-name="T2"><text:span text:style-name="Preformatted_20_Text">proofread.repetitions</text:span></text:span><text:list>
<text:list-item>
<text:p><text:span text:style-name="T2">type</text:span>: boolean</text:p></text:list-item><text:list-item>
<text:p><text:span text:style-name="T2">default value</text:span>: <text:span text:style-name="Preformatted_20_Text">false</text:span></text:p></text:list-item><text:list-item>
<text:p>If set to true, use Caribon to detect repetitions</text:p></text:list-item></text:list>
</text:p>
        </text:list-item>
        <text:list-item>
          <text:p><text:span text:style-name="T2"><text:span text:style-name="Preformatted_20_Text">proofread.repetitions.max_distance</text:span></text:span><text:list>
<text:list-item>
<text:p><text:span text:style-name="T2">type</text:span>: integer</text:p></text:list-item><text:list-item>
<text:p><text:span text:style-name="T2">default value</text:span>: <text:span text:style-name="Preformatted_20_Text">25</text:span></text:p></text:list-item><text:list-item>
<text:p>Max distance between two occurences so it is considered a repetition</text:p></text:list-item></text:list>
</text:p>
        </text:list-item>
        <text:list-item>
          <text:p><text:span text:style-name="T2"><text:span text:style-name="Preformatted_20_Text">proofread.repetitions.fuzzy</text:span></text:span><text:list>
<text:list-item>
<text:p><text:span text:style-name="T2">type</text:span>: boolean</text:p></text:list-item><text:list-item>
<text:p><text:span text:style-name="T2">default value</text:span>: <text:span text:style-name="Preformatted_20_Text">true</text:span></text:p></text:list-item><text:list-item>
<text:p>Enable fuzzy string matching</text:p></text:list-item></text:list>
</text:p>
        </text:list-item>
        <text:list-item>
          <text:p><text:span text:style-name="T2"><text:span text:style-name="Preformatted_20_Text">proofread.repetitions.fuzzy.threshold</text:span></text:span><text:list>
<text:list-item>
<text:p><text:span text:style-name="T2">type</text:span>: float</text:p></text:list-item><text:list-item>
<text:p><text:span text:style-name="T2">default value</text:span>: <text:span text:style-name="Preformatted_20_Text">0.2</text:span></text:p></text:list-item><text:list-item>
<text:p>Max threshold of differences to consider two strings a repetition</text:p></text:list-item></text:list>
</text:p>
        </text:list-item>
        <text:list-item>
          <text:p><text:span text:style-name="T2"><text:span text:style-name="Preformatted_20_Text">proofread.repetitions.ignore_proper</text:span></text:span><text:list>
<text:list-item>
<text:p><text:span text:style-name="T2">type</text:span>: boolean</text:p></text:list-item><text:list-item>
<text:p><text:span text:style-name="T2">default value</text:span>: <text:span text:style-name="Preformatted_20_Text">true</text:span></text:p></text:list-item><text:list-item>
<text:p>Ignore proper nouns for repetitions</text:p></text:list-item></text:list>
</text:p>
        </text:list-item>
        <text:list-item>
          <text:p><text:span text:style-name="T2"><text:span text:style-name="Preformatted_20_Text">proofread.repetitions.threshold</text:span></text:span><text:list>
<text:list-item>
<text:p><text:span text:style-name="T2">type</text:span>: float</text:p></text:list-item><text:list-item>
<text:p><text:span text:style-name="T2">default value</text:span>: <text:span text:style-name="Preformatted_20_Text">2.0</text:span></text:p></text:list-item><text:list-item>
<text:p>Threshold to detect a repetition</text:p></text:list-item></text:list>
</text:p>
        </text:list-item>
      </text:list>
      <text:p text:style-name="Text_20_body">Note that these options have a type, which in most case should be pretty straightforward (a boolean can be <text:span text:style-name="Preformatted_20_Text">true</text:span> or <text:span text:style-name="Preformatted_20_Text">false</text:span>, an integer must be composed by a number, a string is, well, any string). The <text:span text:style-name="Preformatted_20_Text">path</text:span> type might puzzle you a bit, but it's equivalent to a string, except Crowbook will consider it relatively to the book file. The <text:span text:style-name="Preformatted_20_Text">template path</text:span> type is just the <text:span text:style-name="Preformatted_20_Text">path</text:span> of a template.</text:p>
      <text:h text:style-name="Heading_20_3">
Metadata</text:h>
      <text:p text:style-name="Text_20_body">Metadata are data about the book. Except for <text:span text:style-name="Preformatted_20_Text">cover</text:span>, which points to an image file, all its fields are strings. The main metadata are:</text:p>
      <text:list>
        <text:list-item>
          <text:p><text:span text:style-name="Preformatted_20_Text">author</text:span>: the author(s) of the book.</text:p>
        </text:list-item>
        <text:list-item>
          <text:p><text:span text:style-name="Preformatted_20_Text">title</text:span>: the title of the book.</text:p>
        </text:list-item>
        <text:list-item>
          <text:p><text:span text:style-name="Preformatted_20_Text">lang</text:span>: the language of the book. The unicode language code should be used, e.g. <text:span text:style-name="Preformatted_20_Text">en_GB</text:span> or <text:span text:style-name="Preformatted_20_Text">en</text:span>, <text:span text:style-name="Preformatted_20_Text">fr_FR</text:span>, ...</text:p>
        </text:list-item>
        <text:list-item>
          <text:p><text:span text:style-name="Preformatted_20_Text">cover</text:span>: path to an image file for the cover of the book (notdisplayed in all output formats).</text:p>
        </text:list-item>
      </text:list>
      <text:p text:style-name="Text_20_body">There are also additional metadata:</text:p>
      <text:list>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
      <text:p text:style-name="Text_20_body">You can define your own metadata by starting an option name with <text:span text:style-name="Preformatted_20_Text">metadata.foo</text:span>.</text:p>
      <text:p text:style-name="Text_20_body">All metadata are accessible from templates, see <text:a xlink:type="simple" xlink:href="book_example/templates.md">Templates</text:a>.</text:p>
      <text:h text:style-name="Heading_20_3">
The &lt;text:span text:style-name="Preformatted_20_Text"&gt;import_config&lt;/text:span&gt; special option</text:h>
      <text:p text:style-name="Text_20_body">The special <text:span text:style-name="Preformatted_20_Text">import_config</text:span> option allows you to include the options of another book configuration file in this file. E.g., assuming that you some common options that you want to be applied to both <text:span text:style-name="Preformatted_20_Text">foo.book</text:span> and <text:span text:style-name="Preformatted_20_Text">bar.book</text:span>, you can create a <text:span text:style-name="Preformatted_20_Text">common.book</text:span> file:</text:p>
      <text:p text:style-name="Text_20_Body">author: Joan Doe
lang: en
license: "Copyright (C) Joan Doe. All rights reserved."

html.header: "[Joan Doe's website](http://joan-doe.com)"
tex.template: my_template.tex
</text:p>
      <text:p text:style-name="Text_20_body">You can then include this file in <text:span text:style-name="Preformatted_20_Text">foo.book</text:span>:</text:p>
      <text:p text:style-name="Text_20_Body">import_config: common.book
title: Foo

+ foo_01.md
+ foo_02.md
</text:p>
      <text:p text:style-name="Text_20_body">Or include it in <text:span text:style-name="Preformatted_20_Text">bar.book</text:span>, but overriding some of its features:</text:p>
      <text:p text:style-name="Text_20_Body">import_config: common.book
title: Bar
license: CC-BY-SA # Override the license from common.book

+ bar_01.md
</text:p>
      <text:h text:style-name="Heading_20_3">
Output options</text:h>
      <text:p text:style-name="Text_20_body">These options specify which files to generate. You must at least set one of this option, or Crowbook won't do anything.</text:p>
      <text:p text:style-name="Text_20_body">Recall that all file paths are relative to the directory where the config file is, not to the one where you run <text:span text:style-name="Preformatted_20_Text">crowbook</text:span>. So if you set</text:p>
      <text:p text:style-name="Text_20_Body">output.epub = foo.epub
</text:p>
      <text:p text:style-name="Text_20_body">and runs</text:p>
      <text:p text:style-name="Text_20_Body">$ crowbook some/dir/config.book
</text:p>
      <text:p text:style-name="Text_20_body"><text:span text:style-name="Preformatted_20_Text">foo.epub</text:span> will be generated in <text:span text:style-name="Preformatted_20_Text">some/dir</text:span>, not in your current directory.</text:p>
      <text:p text:style-name="Text_20_body">Crowbook will try to generate each of the <text:span text:style-name="Preformatted_20_Text">output.xxx</text:span> files that are specified. That means that you'll have to set at least one of those if you want a call to</text:p>
      <text:p text:style-name="Text_20_Body">$ crowbook my.book
</text:p>
      <text:p text:style-name="Text_20_body">to generate anything. (It's still possible to generate a specific format, and only this one, by using the <text:span text:style-name="Preformatted_20_Text">--to</text:span> argument on the command line).</text:p>
      <text:p text:style-name="Text_20_body">Note that some formats depend on some commands being installed on your system. Most notably, Crowbook depends on LaTeX (<text:span text:style-name="Preformatted_20_Text">xelatex</text:span> by default, though you can specify the command to use with <text:span text:style-name="Preformatted_20_Text">tex.command</text:span>) to generate a PDF file, so PDF rendering won't work if it is not installed on your system. Crowbook also uses the <text:span text:style-name="Preformatted_20_Text">zip</text:span> command to generate the EPUB and ODT, files.</text:p>
      <text:p text:style-name="Text_20_body">Current output options are:</text:p>
      <text:list>
        <text:list-item>
          <text:p><text:span text:style-name="Preformatted_20_Text">output.html</text:span>: renders a standalone HTML file;</text:p>
        </text:list-item>
        <text:list-item>
          <text:p><text:span text:style-name="Preformatted_20_Text">output.html_dir</text:span>: render a HTML directory with one page by chapter;</text:p>
        </text:list-item>
        <text:list-item>
          <text:p><text:span text:style-name="Preformatted_20_Text">output.epub</text:span>: renders an EPUB file;</text:p>
        </text:list-item>
        <text:list-item>
          <text:p><text:span text:style-name="Preformatted_20_Text">output.tex</text:span>: renders a LaTeX file;</text:p>
        </text:list-item>
        <text:list-item>
          <text:p><text:span text:style-name="Preformatted_20_Text">output.pdf</text:span>: renders a PDF file (using <text:span text:style-name="Preformatted_20_Text">tex.command</text:span>).</text:p>
        </text:list-item>
      </text:list>
      <text:p text:style-name="Text_20_body">(There are other output options for generating proofreading files, see <text:a xlink:type="simple" xlink:href="book_example/proofreading.md">Proofreading</text:a>.)</text:p>
      <text:h text:style-name="Heading_20_4">
&lt;text:span text:style-name="Preformatted_20_Text"&gt;output.base_path&lt;/text:span&gt;</text:h>
      <text:p text:style-name="Text_20_body">Additionally, the <text:span text:style-name="Preformatted_20_Text">output.base_path</text:span> option allows you to set where the output files will be written (relatively to the book configuration file). E.g.,</text:p>
      <text:p text:style-name="Text_20_Body">output.base_path: docs/book
output.epub: book.epub
</text:p>
      <text:p text:style-name="Text_20_body">will render the EPUB file in <text:span text:style-name="Preformatted_20_Text">docs/book/book.epub</text:span>.</text:p>
      <text:h text:style-name="Heading_20_3">
Generic options for rendering</text:h>
      <text:p text:style-name="Text_20_body">These options allow to configure the rendering for all formats.</text:p>
      <text:h text:style-name="Heading_20_4">
rendering.num_depth</text:h>
      <text:p text:style-name="Text_20_body">An integer that represents the maximum level of numbering for your book. E.g., <text:span text:style-name="Preformatted_20_Text">1</text:span> will only number chapters, while <text:span text:style-name="Preformatted_20_Text">2</text:span> will number chapters, sections, but not anything below that. <text:span text:style-name="Preformatted_20_Text">6</text:span> is the maximum level and turns numbering on for all headers.</text:p>
      <text:p text:style-name="Text_20_body"><text:span text:style-name="T2">default</text:span>: <text:span text:style-name="Preformatted_20_Text">1</text:span></text:p>
      <text:h text:style-name="Heading_20_4">
rendering.chapter_template</text:h>
      <text:p text:style-name="Text_20_body">A string that will be used for chapter titles. You can use <text:span text:style-name="Preformatted_20_Text">{{{number}}}</text:span> and <text:span text:style-name="Preformatted_20_Text">{{{title}}}</text:span> in this string, e.g.:</text:p>
      <text:p text:style-name="Text_20_Body">numbering_template: "Chapter {{{number}} {{title}}}"
</text:p>
      <text:p text:style-name="Text_20_body">Note that:</text:p>
      <text:list>
        <text:list-item>
          <text:p>in this case, quoting is necessary because <text:span text:style-name="Preformatted_20_Text">{</text:span> and <text:span text:style-name="Preformatted_20_Text">}</text:span> have special meaning in YAML;</text:p>
        </text:list-item>
        <text:list-item>
          <text:p>this string won't be used for unnumbered chapters;</text:p>
        </text:list-item>
        <text:list-item>
          <text:p>this string isn't currently used by LaTeX, either.</text:p>
        </text:list-item>
      </text:list>
      <text:h text:style-name="Heading_20_4">
rendering.inline_toc</text:h>
      <text:p text:style-name="Text_20_body">If set to true, Crowbook will include a table of contents at the beginning of the document.</text:p>
      <text:h text:style-name="Heading_20_4">
rendering.initials</text:h>
      <text:p text:style-name="Text_20_body">If set to true, Crowbook will use initials, or "lettrines", displaying the first letter of each chapter bigger than the others.</text:p>
      <text:h text:style-name="Heading_20_3">
Resources options</text:h>
      <text:p text:style-name="Text_20_body">These options allow to embed additional files for some formats (currently, only EPUB). This can be useful for embedding fonts.</text:p>
      <text:h text:style-name="Heading_20_4">
resources.files</text:h>
      <text:p text:style-name="Text_20_body">A list of files or directories that should be added. It's a whitespace-separated list, so it can be, e.g.:</text:p>
      <text:p text:style-name="Text_20_Body">resources.files: font1.otf font2.otf
</text:p>
      <text:p text:style-name="Text_20_body">It is also possible to specify a directory (or multiple directories). So if you have a <text:span text:style-name="Preformatted_20_Text">fonts</text:span> directories containing <text:span text:style-name="Preformatted_20_Text">font1.otf</text:span> and <text:span text:style-name="Preformatted_20_Text">font2.otf</text:span>,</text:p>
      <text:p text:style-name="Text_20_Body">resources.files: fonts
</text:p>
      <text:p text:style-name="Text_20_body">will be equivalent to:</text:p>
      <text:p text:style-name="Text_20_Body">resources.files: fonts/font1.otf fonts/font2.otf
</text:p>
      <text:p text:style-name="Text_20_body"><text:span text:style-name="T2">default</text:span>: not set</text:p>
      <text:h text:style-name="Heading_20_4">
resources.out_path</text:h>
      <text:p text:style-name="Text_20_body">This option determine where (in which directory), <text:span text:style-name="T1">in the resulting document</text:span>, will those files be copied. The default is <text:span text:style-name="Preformatted_20_Text">data</text:span>, so by default the <text:span text:style-name="Preformatted_20_Text">resources.files</text:span> in the first example above will search <text:span text:style-name="Preformatted_20_Text">font1.otf</text:span> and <text:span text:style-name="Preformatted_20_Text">font2.otf</text:span> *in the same directory than the <text:span text:style-name="Preformatted_20_Text">.book</text:span> file, and will copy them to <text:span text:style-name="Preformatted_20_Text">data/font1.otf</text:span> and <text:span text:style-name="Preformatted_20_Text">data/font2.otf</text:span> <text:span text:style-name="T1">in the EPUB file</text:span>. This is therefore this last path that you should use if you want to access those files e.g. in a custom CSS stylesheet.</text:p>
      <text:p text:style-name="Text_20_body">Note that if you pass directories to <text:span text:style-name="Preformatted_20_Text">resources.files</text:span>, the whole directory would be copied. So assuming <text:span text:style-name="Preformatted_20_Text">fonts/</text:span> contains <text:span text:style-name="Preformatted_20_Text">font1.otf</text:span> and <text:span text:style-name="Preformatted_20_Text">font2.otf</text:span></text:p>
      <text:p text:style-name="Text_20_Body">resources.files: fonts
resources.path: data
</text:p>
      <text:p text:style-name="Text_20_body">will copy these two files to <text:span text:style-name="Preformatted_20_Text">data/fonts/font1.otf</text:span> and <text:span text:style-name="Preformatted_20_Text">data/fonts/font2.otf</text:span> (and not <text:span text:style-name="Preformatted_20_Text">data/font1.otf</text:span> and <text:span text:style-name="Preformatted_20_Text">data/font2.otf</text:span>).</text:p>
      <text:p text:style-name="Text_20_body">Similarly, the whole path of <text:span text:style-name="Preformatted_20_Text">resources.files</text:span> is copied, so</text:p>
      <text:p text:style-name="Text_20_Body">resources.files: fonts/font1.otf fonts/font2.otf
</text:p>
      <text:p text:style-name="Text_20_body">will yield the same result.</text:p>
      <text:p text:style-name="Text_20_body"><text:span text:style-name="T2">default</text:span>: <text:span text:style-name="Preformatted_20_Text">data</text:span></text:p>
      <text:h text:style-name="Heading_20_1">
&lt;text:span text:style-name="T2"&gt;4.&lt;/text:span&gt; Templates</text:h>
      <text:h text:style-name="Heading_20_2">
List of templates</text:h>
      <text:p text:style-name="Text_20_body">Crowbook allows the user to specify a number of templates.</text:p>
      <text:h text:style-name="Heading_20_3">
html.js</text:h>
      <text:p text:style-name="Text_20_body">The javascript file used by both the standalone HTML renderer and the multiple files HTML renderer.</text:p>
      <text:p text:style-name="Text_20_body">This is not currently an actual template, just a plain javascript file which cannot contain <text:span text:style-name="Preformatted_20_Text">mustache</text:span> tags.</text:p>
      <text:h text:style-name="Heading_20_3">
html.css</text:h>
      <text:p text:style-name="Text_20_body">The main CSS file used by both the standalone HTML renderer and the multiple files HTML renderer.</text:p>
      <text:h text:style-name="Heading_20_3">
html.css.print</text:h>
      <text:p text:style-name="Text_20_body">An additional CSS file used by both the standalone HTML renderer and the multiple files HTML renderer. Its purpose is to provide CSS instructions for printing (i.e., when the user clicks the <text:span text:style-name="Preformatted_20_Text">print</text:span> button in her browser).</text:p>
      <text:p text:style-name="Text_20_body">This is not currently an actual template, just a plain CSS file which cannot contain <text:span text:style-name="Preformatted_20_Text">mustache</text:span> tags.</text:p>
      <text:h text:style-name="Heading_20_3">
html.highlight.js</text:h>
      <text:p text:style-name="Text_20_body">A javascript file used by both HTML renderers to highlight codes in code blocks. It should be a variant of <text:a xlink:type="simple" xlink:href="https://highlightjs.org/">highlight.js</text:a>.</text:p>
      <text:p text:style-name="Text_20_body">This is not an actual template, just a plain javascript file.</text:p>
      <text:h text:style-name="Heading_20_3">
html.highlight.css</text:h>
      <text:p text:style-name="Text_20_body">A CSS file used by both HTML renderers to set the theme of <text:a xlink:type="simple" xlink:href="https://highlightjs.org/">highlight.js</text:a>. It should, though, be an highlight.js theme.</text:p>
      <text:p text:style-name="Text_20_body">This is not an actual template, just a plain CSS file.</text:p>
      <text:h text:style-name="Heading_20_3">
html_single.js</text:h>
      <text:p text:style-name="Text_20_body">A javascript file used only by the standalone HTML renderer. Its main purpose is to handle the displaying of a single chapter at a time when <text:span text:style-name="Preformatted_20_Text">one_chapter</text:span> is set to true.</text:p>
      <text:h text:style-name="Heading_20_3">
html_single.html</text:h>
      <text:p text:style-name="Text_20_body">The main template for standalone HTML renderer.</text:p>
      <text:h text:style-name="Heading_20_3">
html_dir.chapter.html</text:h>
      <text:p text:style-name="Text_20_body">The main template for multiple files HTML renderer. It is the template for rendering each chapter.</text:p>
      <text:h text:style-name="Heading_20_3">
html_dir.index.html</text:h>
      <text:p text:style-name="Text_20_body">The template used by multiple files HTML renderer to render the <text:span text:style-name="Preformatted_20_Text">index.html</text:span> file.</text:p>
      <text:h text:style-name="Heading_20_3">
tex.template</text:h>
      <text:p text:style-name="Text_20_body">The main (and currently only) template used by the LaTeX renderer.</text:p>
      <text:h text:style-name="Heading_20_3">
epub.chapter.xhtml</text:h>
      <text:p text:style-name="Text_20_body">This template is the main template used by the Epub renderer. It contains the XHTML template that will be used for each chapter.</text:p>
      <text:h text:style-name="Heading_20_3">
epub.css</text:h>
      <text:p text:style-name="Text_20_body">This template is used by the Epub renderer and contains the style sheet.</text:p>
      <text:h text:style-name="Heading_20_3">
Inline templates</text:h>
      <text:p text:style-name="Text_20_body">Crowbook also has some inline templates, that are set in the book configuration file:</text:p>
      <text:list>
        <text:list-item>
          <text:p><text:span text:style-name="Preformatted_20_Text">rendering.inline_toc.name</text:span> sets the name of the inline table of content, if it is displayed. By default, is is set to <text:span text:style-name="Preformatted_20_Text">{{{loc_toc}}}</text:span>, that is, a localised version of "Table of Contents".</text:p>
        </text:list-item>
        <text:list-item>
          <text:p><text:span text:style-name="Preformatted_20_Text">rendering.chapter_template</text:span> sets the naming scheme for chapters.</text:p>
        </text:list-item>
      </text:list>
      <text:h text:style-name="Heading_20_2">
Create and edit template</text:h>
      <text:p text:style-name="Text_20_body">Except for inline templates, which are set directly in the book configuration file:</text:p>
      <text:p text:style-name="Text_20_Body">rendering.chapter_template: "{{{loc_chapter}}} {{{number}}}: {{{chapter_title}}}"
</text:p>
      <text:p text:style-name="Text_20_body">most templates must be in a separate file:</text:p>
      <text:p text:style-name="Text_20_Body">tex.template: my_template.tex
</text:p>
      <text:h text:style-name="Heading_20_3">
&lt;text:span text:style-name="Preformatted_20_Text"&gt;--print-template&lt;/text:span&gt; argument</text:h>
      <text:p text:style-name="Text_20_body">The easiest way to create a new template is to start with the default one used by Crowbook. In order to do so, you can use the <text:span text:style-name="Preformatted_20_Text">--print-template</text:span> argument:</text:p>
      <text:p text:style-name="Text_20_Body">$ crowbook --print-template tex.template &gt; my_template.tex
</text:p>
      <text:p text:style-name="Text_20_body">In order to get the <text:span text:style-name="Preformatted_20_Text">chapter.xhtml</text:span> template for EPUB3, you'll also have to use <text:span text:style-name="Preformatted_20_Text">--set epub.version 3</text:span>:</text:p>
      <text:p text:style-name="Text_20_Body">$ crowbook --print-template epub.chapter.xhtml --set epub.version 3 &gt; my_epub3_template.xhtml
</text:p>
      <text:h text:style-name="Heading_20_3">
Mustache syntax</text:h>
      <text:p text:style-name="Text_20_body">Crowbook uses <text:a xlink:type="simple" xlink:href="https://crates.io/crates/mustache">rust-mustache</text:a> as its templating engine, which allows to use <text:a xlink:type="simple" xlink:href="http://mustache.github.io/">Mustache</text:a> syntax in the templates.</text:p>
      <text:p text:style-name="Text_20_body">It mainly boils down to using <text:span text:style-name="Preformatted_20_Text">{{{foo}}}</text:span> to insert the value of variable <text:span text:style-name="Preformatted_20_Text">foo</text:span> in the document:</text:p>
      <text:p text:style-name="Text_20_Body">&lt;h1 class = "title" &gt;{{{title}}}&lt;h1&gt;
&lt;h2 class = "author"&gt;{{{author}}}&lt;/h2&gt;
</text:p>
      <text:p text:style-name="Text_20_body">Mustache also provides the possibility of checking whether a variable is set:</text:p>
      <text:p text:style-name="Text_20_Body">{{#foo}}
Foo exists
{{/foo}}
{{^foo}}
Foo does not exist
{{^foo}}
</text:p>
      <text:p text:style-name="Text_20_body">Crowbook uses this and sets some variables to <text:span text:style-name="Preformatted_20_Text">true</text:span> to allow templates to conditionally include some portions. E.g., in <text:span text:style-name="Preformatted_20_Text">html.css</text:span>:</text:p>
      <text:p text:style-name="Text_20_Body">{{#fr}}
/* Make list displays '–' instead of bullets */
ul li {
 list-style-type: '–';
 padding-left: .5em;
}
{{/fr}}
</text:p>
      <text:p text:style-name="Text_20_body">In this case, Crowbook sets a variable whose name is equal to the <text:span text:style-name="Preformatted_20_Text">lang</text:span> value to <text:span text:style-name="Preformatted_20_Text">true</text:span>, allowing to have different styles for some elements according to the language.</text:p>
      <text:p text:style-name="Text_20_body">For more information about Mustache syntax, see <text:a xlink:type="simple" xlink:href="http://mustache.github.io/mustache.5.html">Mustache manual</text:a>.</text:p>
      <text:h text:style-name="Heading_20_4">
Syntax in LaTeX</text:h>
      <text:p text:style-name="Text_20_body">Since LaTeX already uses a lot of curly brackets, the default template sets an altenative syntax to access variables, with <text:span text:style-name="Preformatted_20_Text">&lt;&lt;&amp;foo&gt;&gt;</text:span>:</text:p>
      <text:p text:style-name="Text_20_Body">\title{&lt;&lt;&amp;title&gt;&gt;}
\author{&lt;&lt;&amp;author&gt;&gt;}
&lt;&lt;#has_date&gt;&gt;\date{&lt;&lt;&amp;date&gt;&gt;}&lt;&lt;/has_date&gt;
</text:p>
      <text:h text:style-name="Heading_20_2">
List of accessible variables</text:h>
      <text:h text:style-name="Heading_20_3">
Metadata</text:h>
      <text:p text:style-name="Text_20_body">For every template, Crowbook exports all of the metadata:</text:p>
      <text:list>
        <text:list-item>
          <text:p><text:span text:style-name="Preformatted_20_Text">author</text:span>;</text:p>
        </text:list-item>
        <text:list-item>
          <text:p><text:span text:style-name="Preformatted_20_Text">title</text:span>;</text:p>
        </text:list-item>
        <text:list-item>
          <text:p><text:span text:style-name="Preformatted_20_Text">lang</text:span>;</text:p>
        </text:list-item>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item>
          <text:p>any option <text:span text:style-name="Preformatted_20_Text">metadata.foo</text:span> defined in the book configuration file will also be exported as <text:span text:style-name="Preformatted_20_Text">metadata_foo</text:span>.</text:p>
        </text:list-item>
      </text:list>
      <text:p text:style-name="Text_20_body">These metadata can contain Markdown, which will be rendered. E.g., setting <text:span text:style-name="Preformatted_20_Text">date: "20th of **september**"</text:span> will render <text:span text:style-name="Preformatted_20_Text">september</text:span> in bold, using <text:span text:style-name="Preformatted_20_Text">&lt;b&gt;</text:span> tag for HTML or <text:span text:style-name="Preformatted_20_Text">\textbf</text:span> for LaTeX. (It might be a bad idea to insert Markdown into <text:span text:style-name="Preformatted_20_Text">author</text:span> or <text:span text:style-name="Preformatted_20_Text">title</text:span> fields, and it certainly is for <text:span text:style-name="Preformatted_20_Text">lang</text:span>, but it an be useful for custom metadata or for fields like <text:span text:style-name="Preformatted_20_Text">description</text:span>).</text:p>
      <text:p text:style-name="Text_20_body">For each metadata <text:span text:style-name="Preformatted_20_Text">foo</text:span> that is set, Crowbook also inserts a <text:span text:style-name="Preformatted_20_Text">has_foo</text:span> bool set to true. This allows to use Mustache's section for some logic, e.g.:</text:p>
      <text:p text:style-name="Text_20_Body">{{{title}}}
{{#has_version}}, version {{{version}}}{{/has_version}}
</text:p>
      <text:p text:style-name="Text_20_body">will avoid rendering ", version" when <text:span text:style-name="Preformatted_20_Text">version</text:span> is not set.</text:p>
      <text:h text:style-name="Heading_20_3">
Localisation strings</text:h>
      <text:p text:style-name="Text_20_body">For all templates, Crowbook also exports some localisation strings <text:span text:style-name="Preformatted_20_Text">loc_foo</text:span>. They currently include:</text:p>
      <text:h text:style-name="Heading_20_3">
Template-dependent values</text:h>
      <text:p text:style-name="Text_20_body">Crowbook also exports some additional fields for some templates, see below.</text:p>
      <text:h text:style-name="Heading_20_1">
&lt;text:span text:style-name="T2"&gt;5.&lt;/text:span&gt; Proofreading with Crowbook</text:h>
      <text:p text:style-name="Text_20_body">Since version 0.9.1, Crowbook includes some proofreading features, that can be enabled if you set one of the</text:p>
      <text:list>
        <text:list-item>
          <text:p><text:span text:style-name="Preformatted_20_Text">output.proofread.html</text:span></text:p>
        </text:list-item>
        <text:list-item>
          <text:p><text:span text:style-name="Preformatted_20_Text">output.proofread.html_dir</text:span></text:p>
        </text:list-item>
        <text:list-item>
          <text:p><text:span text:style-name="Preformatted_20_Text">output.proofread.pdf</text:span></text:p>
        </text:list-item>
      </text:list>
      <text:p text:style-name="Text_20_body">output files. This allows you to generate different files for publishing and proofreading (you probably don't want to publish a version that highlights your grammar errors or your repetitions).</text:p>
      <text:p text:style-name="Text_20_body">Current proofreading features are:</text:p>
      <text:list>
        <text:list-item>
          <text:p>repetition detection;</text:p>
        </text:list-item>
        <text:list-item>
          <text:p>grammar check;</text:p>
        </text:list-item>
        <text:list-item>
          <text:p>highlighting non-breaking spaces.</text:p>
        </text:list-item>
      </text:list>
      <text:p text:style-name="Text_20_Body"><text:p text:style-name="Text_20_body">Note that, by default, <text:span text:style-name="Preformatted_20_Text">cargo build</text:span> <text:span text:style-name="T1">won't</text:span> compile Crowbook with proofreading features. In order to enable them (at the cost of a bigger binary and a longer compilation time), you'll have to run:</text:p>
</text:p>
      <text:p text:style-name="Text_20_Body">$ cargo install --features "proofread" crowbook
</text:p>
      <text:p text:style-name="Text_20_Body"><text:p text:style-name="Text_20_body">or:</text:p>
</text:p>
      <text:p text:style-name="Text_20_Body">$ cargo build --release --features "proofread"
</text:p>
      <text:p text:style-name="Text_20_Body"><text:p text:style-name="Text_20_body">in the source directory.</text:p>
</text:p>
      <text:h text:style-name="Heading_20_2">
Enabling proofreading</text:h>
      <text:p text:style-name="Text_20_body">Since proofreading can take quite a lot of time, particularly for long book, it is disabled by default. You'll have to run</text:p>
      <text:p text:style-name="Text_20_Body">$ crowbook --proofread my.book
</text:p>
      <text:p text:style-name="Text_20_body">or</text:p>
      <text:p text:style-name="Text_20_Body">$ crowbook -p my.book
</text:p>
      <text:p text:style-name="Text_20_body">to generate proofreading copies. Alternatively, if you want it to be activated each time you run <text:span text:style-name="Preformatted_20_Text">crowbook</text:span> on this book (which is <text:span text:style-name="T1">not</text:span> recommanded for long books, particularly if you want to perform a grammar check), you can set</text:p>
      <text:p text:style-name="Text_20_Body">proofread: true
</text:p>
      <text:p text:style-name="Text_20_body">in the book configuration file.</text:p>
      <text:h text:style-name="Heading_20_2">
Repetition detection</text:h>
      <text:p text:style-name="Text_20_body">Repetition detection is enabled with:</text:p>
      <text:p text:style-name="Text_20_Body">proofread.repetitions: true
</text:p>
      <text:p text:style-name="Text_20_body">It uses <text:a xlink:type="simple" xlink:href="https://github.com/lise-henry/caribon">Caribon</text:a> library to detect the repetition in your text. Since the notion of a repetition is relatively arbitrary, it is possible to adapt the settings. Default are:</text:p>
      <text:p text:style-name="Text_20_Body"># The maximum distance between two identical words to
# consider them a repetition 
proofread.repetitions.max_distance: 25
# The minimal number of occurences to consider it a repetition
proofread.repetitions.threshold: 2.0
# Ignore proper nouns (words starting by a capital,
# not at a beginning of a sentence)
proofread.repetitions.ignore_proper: true

# Activate fuzzy string matching
proofread.repetitions.fuzzy: true
# The maximal ratio of difference to consider
# that two words are identical
# (E.g., with 0.2, "Rust" and "Lust" won't be
# considered as the same word, but they will be with 0.5)
proofread.repetitions.fuzzy.threshold: 0.2
</text:p>
      <text:p text:style-name="Text_20_body">For more information, see <text:a xlink:type="simple" xlink:href="https://github.com/lise-henry/caribon">Caribon</text:a>'s documentation.</text:p>
      <text:p text:style-name="Text_20_Body"><text:p text:style-name="Text_20_body">Currently, repetitions are not displayed in PDF proofreading output.</text:p>
</text:p>
      <text:h text:style-name="Heading_20_2">
Grammar checking</text:h>
      <text:p text:style-name="Text_20_body">Crowbook can also use <text:a xlink:type="simple" xlink:href="https://languagetool.org/">LanguageTool</text:a> to detect grammar errors in your text. It is, however, a bit more difficult to activate.</text:p>
      <text:p text:style-name="Text_20_body">First, you'll have to activate this feature in your book configuration file:</text:p>
      <text:p text:style-name="Text_20_Body"># Activate language tool support
proofread.languagetool: true
# (Optional) Sets the port number to connect to (default below)
proofread.languagetool.port: 8081
</text:p>
      <text:p text:style-name="Text_20_body">You'll then have to download the stand-alone version of <text:a xlink:type="simple" xlink:href="https://languagetool.org/">LanguageTool</text:a>. It includes a server mode, which you'll have to launch:</text:p>
      <text:p text:style-name="Text_20_Body">$ java -cp languagetool-server.jar org.languagetool.server.HTTPServer --port 8081
</text:p>
      <text:p text:style-name="Text_20_body">You can also use the LanguageTool GUI (<text:span text:style-name="Preformatted_20_Text">languagetool.jar</text:span>) and start the server from the menu "Text Checking -&gt; Options". This also allows you to configure LanguageTool more precisely by activating or deactivating rules.</text:p>
      <text:p text:style-name="Text_20_body">You can then run Crowbook, and it will highlight grammar errors in HTML or PDF proofreading output files.</text:p>
      <text:p text:style-name="Text_20_Body"><text:p text:style-name="Text_20_body">Note: running a grammar check on a long book (like a novel) can take up to a few minutes.</text:p>
</text:p>
      <text:h text:style-name="Heading_20_2">
Highlighting non-breaking spaces</text:h>
      <text:p text:style-name="Text_20_body">The last proofreading feature is a bit less important, but it can be useful in some cases. It is is dis/activated by setting <text:span text:style-name="Preformatted_20_Text">proofread.nb_spaces</text:span> to "true" or false, and it will highlight different sort of non-breaking spaces in HTML proofreading output files. This can be useful in some cases, but it is mostly a debugging feature to check that the french cleaner of Crowbook correctly replaces spaces with correct non-breaking spaces in the relevant places.</text:p>
      <text:h text:style-name="Heading_20_1">
ChangeLog</text:h>
      <text:h text:style-name="Heading_20_2">
unreleased</text:h>
      <text:p text:style-name="Text_20_body">This release mainly introduces generation of proofreading copies, allowing, if they are set (and <text:span text:style-name="Preformatted_20_Text">crowbook</text:span> was compiled with the <text:span text:style-name="Preformatted_20_Text">proofread</text:span> feature) to generate proofreading copies, using tools to check grammar and detect repetitions. These features are currently experimental.</text:p>
      <text:list>
        <text:list-item>
          <text:p>New options:<text:list>
<text:list-item>
<text:p><text:span text:style-name="Preformatted_20_Text">html.escape_nb_spaces</text:span>, if set to true (by default), will replace unicode non breaking spaces with HTML entites and CSS so it can display correctly even if reader's don't have a browser/font supporting these unicode symbols.</text:p></text:list-item><text:list-item>
<text:p>Output files for proofread documents: <text:span text:style-name="Preformatted_20_Text">output.proofread.html</text:span>, <text:span text:style-name="Preformatted_20_Text">output.proofread.html_dir</text:span> and <text:span text:style-name="Preformatted_20_Text">output.proofread.pdf</text:span>.</text:p></text:list-item><text:list-item>
<text:p>Proofread options <text:span text:style-name="Preformatted_20_Text">proofread.repetitions</text:span> and <text:span text:style-name="Preformatted_20_Text">proofread.nb_spaces</text:span> have been added.<text:list>
<text:list-item>
<text:p><text:span text:style-name="Preformatted_20_Text">proofread.nb_spaces</text:span>, if set to true, highlights non-breaking spaces so it is easier to check the correct typography of a book. Note that it requires that <text:span text:style-name="Preformatted_20_Text">html.escape_nb_spaces</text:span> be set to true (default) to work.</text:p></text:list-item><text:list-item>
<text:p><text:span text:style-name="Preformatted_20_Text">proofread.reppetitions</text:span>, if set to true, uses <text:a xlink:type="simple" xlink:href="https://github.com/lise-henry/caribon">Caribon</text:a> to highlight repetitions in a document. It also uses the settings <text:span text:style-name="Preformatted_20_Text">proofread.repetitions.fuzzy</text:span>, <text:span text:style-name="Preformatted_20_Text">proofread.repetitions.max_distance</text:span>, <text:span text:style-name="Preformatted_20_Text">proofread.repetitions.threshold</text:span>, <text:span text:style-name="Preformatted_20_Text">proofread.repetitions.fuzzy.threshold</text:span>, <text:span text:style-name="Preformatted_20_Text">proofread.repetitions.ignore_proper</text:span>. Note that this feature is not built by default, you'll have to build crowbook with <text:span text:style-name="Preformatted_20_Text">cargo build --release --features "repetitions"</text:span>.</text:p></text:list-item></text:list>
</text:p></text:list-item></text:list>
</text:p>
        </text:list-item>
        <text:list-item>
          <text:p>New default settings for options:<text:list>
<text:list-item>
<text:p><text:span text:style-name="Preformatted_20_Text">tex.command</text:span> is now <text:span text:style-name="Preformatted_20_Text">xelatex</text:span> by default.</text:p></text:list-item></text:list>
</text:p>
        </text:list-item>
        <text:list-item>
          <text:p>Rendering:<text:list>
<text:list-item>
<text:p>LaTeX:<text:list>
<text:list-item>
<text:p>Add support for xelatex in the default template.</text:p></text:list-item></text:list>
</text:p></text:list-item><text:list-item>
<text:p>Improved french cleaner (see <text:a xlink:type="simple" xlink:href="https://crowdagger.github.io/textes/articles/heuristique.html">an article (in french)</text:a> that talks about what it does).</text:p></text:list-item></text:list>
</text:p>
        </text:list-item>
        <text:list-item>
          <text:p>Crowbook user guide: documentation has been updated to correctly reflect 0.9.x options.</text:p>
        </text:list-item>
        <text:list-item>
          <text:p>API:<text:list>
<text:list-item>
<text:p><text:span text:style-name="Preformatted_20_Text">clap</text:span> dependency is now optional, people who want to use Crowbook as a library should include it with <text:span text:style-name="Preformatted_20_Text">crowbook = { version = "0.9", default-features = false }</text:span>. (<text:span text:style-name="Preformatted_20_Text">clap</text:span> is still required to build a working binary).</text:p></text:list-item></text:list>
</text:p>
        </text:list-item>
      </text:list>
      <text:h text:style-name="Heading_20_2">
0.9.0 (2016-09-23)</text:h>
      <text:p text:style-name="Text_20_body">The main objective of this release is to clean public interfaces, in order to limit breaking changes in the future. <text:span text:style-name="T1">Ideally</text:span>, all pre-1.0 releases should thus be 0.9.x. Concretely, this meant three things:</text:p>
      <text:list>
        <text:list-item>
          <text:p>reducing the surface of Crowbook's library API;</text:p>
        </text:list-item>
        <text:list-item>
          <text:p>cleaning options names</text:p>
        </text:list-item>
        <text:list-item>
          <text:p>cleaning the names exported in templates and document them, in order not to break user-defined templates in future (non-breaking) releases. More detailed changes for this release:</text:p>
        </text:list-item>
        <text:list-item>
          <text:p><text:span text:style-name="T2">Breaking change for users</text:span>: removed <text:span text:style-name="Preformatted_20_Text">tex.short</text:span> option, replaced by a more generic <text:span text:style-name="Preformatted_20_Text">tex.class</text:span> (default being <text:span text:style-name="Preformatted_20_Text">book</text:span>). <text:span text:style-name="Preformatted_20_Text">html.crowbook_link</text:span> has also been removed.</text:p>
        </text:list-item>
        <text:list-item>
          <text:p>Renamed options. Using the old name will print a deprecation warning but will still work for a while.<text:list>
<text:list-item>
<text:p><text:span text:style-name="Preformatted_20_Text">temp_dir</text:span> -&gt; <text:span text:style-name="Preformatted_20_Text">crowbook.temp_dir</text:span></text:p></text:list-item><text:list-item>
<text:p><text:span text:style-name="Preformatted_20_Text">zip.command</text:span> -&gt; <text:span text:style-name="Preformatted_20_Text">crowbook.zip.command</text:span></text:p></text:list-item><text:list-item>
<text:p><text:span text:style-name="Preformatted_20_Text">verbose</text:span> -&gt; <text:span text:style-name="Preformatted_20_Text">crowbook.verbose</text:span></text:p></text:list-item><text:list-item>
<text:p><text:span text:style-name="Preformatted_20_Text">html.print_css</text:span> -&gt; <text:span text:style-name="Preformatted_20_Text">html.css.print</text:span></text:p></text:list-item><text:list-item>
<text:p><text:span text:style-name="Preformatted_20_Text">html.display_chapter</text:span> -&gt; <text:span text:style-name="Preformatted_20_Text">html_single.one_chapter</text:span></text:p></text:list-item><text:list-item>
<text:p><text:span text:style-name="Preformatted_20_Text">html.script</text:span> -&gt; <text:span text:style-name="Preformatted_20_Text">html_single.js</text:span></text:p></text:list-item><text:list-item>
<text:p><text:span text:style-name="Preformatted_20_Text">numbering</text:span> -&gt; <text:span text:style-name="Preformatted_20_Text">rendering.num_depth</text:span></text:p></text:list-item><text:list-item>
<text:p><text:span text:style-name="Preformatted_20_Text">numbering_template</text:span> -&gt; <text:span text:style-name="Preformatted_20_Text">rendering.chapter_template</text:span></text:p></text:list-item><text:list-item>
<text:p><text:span text:style-name="Preformatted_20_Text">display_toc</text:span> -&gt; <text:span text:style-name="Preformatted_20_Text">rendering.inline_toc</text:span></text:p></text:list-item><text:list-item>
<text:p><text:span text:style-name="Preformatted_20_Text">toc_name</text:span> -&gt; <text:span text:style-name="Preformatted_20_Text">rendering.inline_toc.name</text:span></text:p></text:list-item><text:list-item>
<text:p><text:span text:style-name="Preformatted_20_Text">enable_yaml_blocks</text:span> -&gt; <text:span text:style-name="Preformatted_20_Text">input.yaml_blocks</text:span></text:p></text:list-item><text:list-item>
<text:p><text:span text:style-name="Preformatted_20_Text">use_initials</text:span> -&gt; <text:span text:style-name="Preformatted_20_Text">rendering.initials</text:span></text:p></text:list-item><text:list-item>
<text:p><text:span text:style-name="Preformatted_20_Text">autoclean</text:span> -&gt; <text:span text:style-name="Preformatted_20_Text">input.autoclean</text:span></text:p></text:list-item><text:list-item>
<text:p><text:span text:style-name="Preformatted_20_Text">html_dir.css</text:span> -&gt; <text:span text:style-name="Preformatted_20_Text">html.css</text:span> (not really renamed, <text:span text:style-name="Preformatted_20_Text">html_dir.css</text:span> isactually removed as there is no point in having different CSS for standalone and multifile HTML rendering, is it?)</text:p></text:list-item></text:list>
</text:p>
        </text:list-item>
        <text:list-item>
          <text:p>New options:<text:list>
<text:list-item>
<text:p>More metadata: <text:span text:style-name="Preformatted_20_Text">license</text:span>, <text:span text:style-name="Preformatted_20_Text">version</text:span> and <text:span text:style-name="Preformatted_20_Text">date</text:span>. These metadata are not treated by the renderers, but they are exported to the templates: <text:span text:style-name="Preformatted_20_Text">{{{metadata}}}</text:span> allows to access the content. If they are present, a <text:span text:style-name="Preformatted_20_Text">has_metadata</text:span> is also set to true, allowing to do something like <text:span text:style-name="Preformatted_20_Text">{{{title}}} {{#has_version}}version {{{version}}} {{/has_version}}</text:span>.</text:p></text:list-item><text:list-item>
<text:p>Yet more metadata: it is possible to add custom metadata by prefixing it with <text:span text:style-name="Preformatted_20_Text">metadata.</text:span>. They will then be accessible in the templates, with dots ('.') replaced by underscores ('_'). E.g., with <text:span text:style-name="Preformatted_20_Text">metadata.foo: bar</text:span> you can access it in your templates with <text:span text:style-name="Preformatted_20_Text">{{{metadata_foo}}}</text:span>.</text:p></text:list-item><text:list-item>
<text:p><text:span text:style-name="Preformatted_20_Text">output.base_path</text:span> specifies a directory where the output files (set by <text:span text:style-name="Preformatted_20_Text">output.FORMAT</text:span> will be written.</text:p></text:list-item><text:list-item>
<text:p><text:span text:style-name="Preformatted_20_Text">resources.base_path.templates</text:span> specifies where templates can be found.</text:p></text:list-item></text:list>
</text:p>
        </text:list-item>
        <text:list-item>
          <text:p>Rendering:<text:list>
<text:list-item>
<text:p>Metadata can now contain Markdown and will be rendered by the renderers. This might not be a good idea for common fields (e.g. "title"), though. Use with caution.</text:p></text:list-item><text:list-item>
<text:p><text:span text:style-name="Preformatted_20_Text">rendering.inline_toc.name</text:span> can use <text:span text:style-name="Preformatted_20_Text">{{{loc_toc}}}</text:span> to specify a localized name.</text:p></text:list-item><text:list-item>
<text:p>HTML:<text:list>
<text:list-item>
<text:p><text:span text:style-name="Preformatted_20_Text">html.top</text:span> and <text:span text:style-name="Preformatted_20_Text">hstml.footer</text:span> are now considered as templates, so you can use some <text:span text:style-name="Preformatted_20_Text">{{{metadata}}}</text:span> in it.</text:p></text:list-item><text:list-item>
<text:p>Improved the way footnotes are displayed.</text:p></text:list-item><text:list-item>
<text:p>In standalone HTML, footnotes are rendered at the end of the document instead of at the end of the chapter, unless <text:span text:style-name="Preformatted_20_Text">html_single.one_chapter</text:span> is true.</text:p></text:list-item></text:list>
</text:p></text:list-item><text:list-item>
<text:p>LaTeX:<text:list>
<text:list-item>
<text:p>If <text:span text:style-name="Preformatted_20_Text">tex.class</text:span> is set to <text:span text:style-name="Preformatted_20_Text">article</text:span>, chapters will be displayed as <text:span text:style-name="Preformatted_20_Text">\sections</text:span> since <text:span text:style-name="Preformatted_20_Text">article</text:span> class doesn't handle chapters.</text:p></text:list-item><text:list-item>
<text:p>Except if <text:span text:style-name="Preformatted_20_Text">tex.class</text:span> is set to <text:span text:style-name="Preformatted_20_Text">book</text:span>, margins are now symmetrical.</text:p></text:list-item><text:list-item>
<text:p>LaTex template now uses <text:span text:style-name="Preformatted_20_Text">version</text:span> and <text:span text:style-name="Preformatted_20_Text">date</text:span>.</text:p></text:list-item></text:list>
</text:p></text:list-item></text:list>
</text:p>
        </text:list-item>
        <text:list-item>
          <text:p>Bugfixes:<text:list>
<text:list-item>
<text:p><text:span text:style-name="Preformatted_20_Text">import_config</text:span> only import options from another book file that are not equal to the default ones and that haven't already been set by the caller. E.g., <text:span text:style-name="Preformatted_20_Text">author: foo</text:span> then <text:span text:style-name="Preformatted_20_Text">import_config: bar.book</text:span> won't erase the author previously set.</text:p></text:list-item><text:list-item>
<text:p><text:span text:style-name="Preformatted_20_Text">import_config</text:span> now correctly translates the imported book's paths.</text:p></text:list-item></text:list>
</text:p>
        </text:list-item>
        <text:list-item>
          <text:p>Crowbook program:<text:list>
<text:list-item>
<text:p>Still working to improve error messages.</text:p></text:list-item><text:list-item>
<text:p><text:span text:style-name="Preformatted_20_Text">crowbook --list-options</text:span> uses colours. This might hurt your eyes.</text:p></text:list-item><text:list-item>
<text:p>Display an error message when mustache can't compile a template, instead of panicking.</text:p></text:list-item></text:list>
</text:p>
        </text:list-item>
        <text:list-item>
          <text:p>Internal/API:<text:list>
<text:list-item>
<text:p>Added static methods to <text:span text:style-name="Preformatted_20_Text">Logger</text:span> to allows displaying messages more easily/prettily.</text:p></text:list-item><text:list-item>
<text:p>Reduce pubic API's surface so less changes will need to be considered breaking in the future.</text:p></text:list-item></text:list>
</text:p>
        </text:list-item>
      </text:list>
      <text:h text:style-name="Heading_20_2">
0.8.0 (2016-09-19)</text:h>
      <text:p text:style-name="Text_20_body">This release adds support for syntax higlighting in code blocks, customized top and footer blocks for HTML rendering, and the special <text:span text:style-name="Preformatted_20_Text">import_config</text:span> option that allows to import options from another book file. It also provides (hopefully) better error messages.</text:p>
      <text:list>
        <text:list-item>
          <text:p>New options:<text:list>
<text:list-item>
<text:p><text:span text:style-name="Preformatted_20_Text">import_config</text:span>is not really an option, but allows to import another configuration file, useful if you share a same set of options between multiple books.</text:p></text:list-item><text:list-item>
<text:p><text:span text:style-name="Preformatted_20_Text">use_initials</text:span> (set to false by default) makes Crowbook use initials ("lettrines") at start of each chapter. Support is still experimental.</text:p></text:list-item><text:list-item>
<text:p><text:span text:style-name="Preformatted_20_Text">html.highlight_code</text:span> (set to true by default) allows syntax highlighting for code blocks, using highlight.js.</text:p></text:list-item><text:list-item>
<text:p><text:span text:style-name="Preformatted_20_Text">html.higlight.css</text:span> and <text:span text:style-name="Preformatted_20_Text">html.highlight.js</text:span> can be used to provide other themes (default is default.css) and an highlight.js build that support other languages.</text:p></text:list-item><text:list-item>
<text:p><text:span text:style-name="Preformatted_20_Text">html.footer</text:span> allows to specify custom footer. If not set, <text:span text:style-name="Preformatted_20_Text">html.crowbook_link</text:span> allows to disable "Generated by Crowbook" message.</text:p></text:list-item><text:list-item>
<text:p><text:span text:style-name="Preformatted_20_Text">html.top</text:span> allows to specify a custom header that will be displayed at the top of HTML file(s).</text:p></text:list-item></text:list>
</text:p>
        </text:list-item>
        <text:list-item>
          <text:p>Deprecated options:<text:list>
<text:list-item>
<text:p><text:span text:style-name="Preformatted_20_Text">side_notes</text:span> has been renamed <text:span text:style-name="Preformatted_20_Text">html.side_notes</text:span>.</text:p></text:list-item></text:list>
</text:p>
        </text:list-item>
        <text:list-item>
          <text:p>Crowbook program:<text:list>
<text:list-item>
<text:p>All output formats are now rendered concurrently.</text:p></text:list-item><text:list-item>
<text:p>Better error messages. Crowbook now tries to give more information when displaying an error, with the file name where a problem was found, and, in some cases, the line. It also tries to detect errors (such as files not found) sooner.</text:p></text:list-item><text:list-item>
<text:p>Some "warning" messages have also been "moved" to error messages, to make sure they are displayed even when crowbook isn't runned with <text:span text:style-name="Preformatted_20_Text">--verbose</text:span>.</text:p></text:list-item></text:list>
</text:p>
        </text:list-item>
        <text:list-item>
          <text:p>Rendering:<text:list>
<text:list-item>
<text:p>Hidden chapter now produce empty <text:span text:style-name="Preformatted_20_Text">\chapter*{}</text:span> and <text:span text:style-name="Preformatted_20_Text">&lt;h1&gt;</text:span> in LaTeX and HTML. This allow to delimit a chapter break even if nothing is displayed.</text:p></text:list-item></text:list>
</text:p>
        </text:list-item>
        <text:list-item>
          <text:p>Bugfixes:<text:list>
<text:list-item>
<text:p>Navigation menu of standalone HTML didn't include a call to javascript when <text:span text:style-name="Preformatted_20_Text">html.display_chapter</text:span> was set to true, meaning it didn't display the chapter correctly.</text:p></text:list-item><text:list-item>
<text:p>Implementations of <text:span text:style-name="Preformatted_20_Text">Image</text:span> and <text:span text:style-name="Preformatted_20_Text">StandaloneImage</text:span> were reversed in LaTeX.</text:p></text:list-item><text:list-item>
<text:p><text:span text:style-name="Preformatted_20_Text">StandaloneImage</text:span> urls were not adjusted (meanning that running <text:span text:style-name="Preformatted_20_Text">crowbook</text:span> from another directory failed).</text:p></text:list-item><text:list-item>
<text:p>Image paths are now found correctly in HtmlDir rendering even if <text:span text:style-name="Preformatted_20_Text">crowbook</text:span> is called from another directory (same fix as 0.6's for Epub and LaTeX, which was forgotten for HtmlDir).</text:p></text:list-item></text:list>
</text:p>
        </text:list-item>
        <text:list-item>
          <text:p>Internal/API:<text:list>
<text:list-item>
<text:p>In order to have better error messages, there was a need to refactor the <text:span text:style-name="Preformatted_20_Text">Error</text:span> type, and make more methods return <text:span text:style-name="Preformatted_20_Text">Result&lt;X&gt;</text:span> instead of <text:span text:style-name="Preformatted_20_Text">X</text:span>. The API is, therefore, quite modified.</text:p></text:list-item><text:list-item>
<text:p>Added a <text:span text:style-name="Preformatted_20_Text">Renderer</text:span> trait used by the various renderers.</text:p></text:list-item><text:list-item>
<text:p>Removed some methods from public API.</text:p></text:list-item></text:list>
</text:p>
        </text:list-item>
      </text:list>
      <text:h text:style-name="Heading_20_2">
0.7.0 (2016-09-11)</text:h>
      <text:p text:style-name="Text_20_body">This releases renders images differently when they are on a standalone paragraph or inside a paragraph.</text:p>
      <text:list>
        <text:list-item>
          <text:p>Internal/API:<text:list>
<text:list-item>
<text:p><text:span text:style-name="Preformatted_20_Text">Token</text:span> has a new variant, <text:span text:style-name="Preformatted_20_Text">StandaloneImage</text:span>. This is used to distinguish an image that is alone in a paragraph of an image that is inlined alongside text.</text:p></text:list-item><text:list-item>
<text:p><text:span text:style-name="Preformatted_20_Text">Parser.parse</text:span> method now distingues between <text:span text:style-name="Preformatted_20_Text">Image</text:span> and <text:span text:style-name="Preformatted_20_Text">StandaloneImage</text:span>. Currently, an image is considered "standalone" if it is the sole element of a paragraph, even if it is among a link.</text:p></text:list-item><text:list-item>
<text:p><text:span text:style-name="Preformatted_20_Text">Token</text:span> has a new <text:span text:style-name="Preformatted_20_Text">is_image</text:span> method.</text:p></text:list-item></text:list>
</text:p>
        </text:list-item>
        <text:list-item>
          <text:p>Rendering:<text:list>
<text:list-item>
<text:p>Standalone images are now rendered differently than inline images (80% of width VS original size) in HTML/EPUB and LaTeX.</text:p></text:list-item></text:list>
</text:p>
        </text:list-item>
      </text:list>
      <text:h text:style-name="Heading_20_2">
0.6.0 (2016-09-09)</text:h>
      <text:list>
        <text:list-item>
          <text:p>Deprecated options:<text:list>
<text:list-item>
<text:p><text:span text:style-name="Preformatted_20_Text">nb_char</text:span>: since it was only used for french cleaner and for typography reasons it's better to use different non breaking spaces according to context, this option was not really useful anymore.</text:p></text:list-item></text:list>
</text:p>
        </text:list-item>
        <text:list-item>
          <text:p>Rendering:<text:list>
<text:list-item>
<text:p>Images are now displayed at 80% width of the page.</text:p></text:list-item></text:list>
</text:p>
        </text:list-item>
        <text:list-item>
          <text:p>Bugfixes:<text:list>
<text:list-item>
<text:p>Image paths are now found correctly in LaTeX and EPUB rendering even if <text:span text:style-name="Preformatted_20_Text">crowbook</text:span> is called from another directory.</text:p></text:list-item><text:list-item>
<text:p>Fixed a bug in <text:span text:style-name="Preformatted_20_Text">French</text:span> cleaner when a string to clean ended by a non-breaking space (space was doubled with a breaking one).</text:p></text:list-item><text:list-item>
<text:p>LaTeX/PDF:<text:list>
<text:list-item>
<text:p>"Autocleaning" is now also activated (for french at least) for LaTeX rendering, since it doesn't correctly insert non-breaking spaces for e.g. '«' or '»'.</text:p></text:list-item><text:list-item>
<text:p>Fixed escaping of <text:span text:style-name="Preformatted_20_Text">--</text:span> to <text:span text:style-name="Preformatted_20_Text">-{}-</text:span> to avoid tex ligatures.</text:p></text:list-item></text:list>
</text:p></text:list-item><text:list-item>
<text:p>HTML/EPUB:<text:list>
<text:list-item>
<text:p><text:span text:style-name="Preformatted_20_Text">html.display_chapter</text:span> now defaults to <text:span text:style-name="Preformatted_20_Text">false</text:span> (e.g., by default the HTML displays the entirety of a book).</text:p></text:list-item><text:list-item>
<text:p>Fixed rendering of lists when <text:span text:style-name="Preformatted_20_Text">lang</text:span> is set to <text:span text:style-name="Preformatted_20_Text">fr</text:span>.</text:p></text:list-item><text:list-item>
<text:p>Links are now HTML-escaped, fixing errors in XHTML (for EPUB rendering) when links contained '&amp;' character.</text:p></text:list-item></text:list>
</text:p></text:list-item></text:list>
</text:p>
        </text:list-item>
      </text:list>
      <text:h text:style-name="Heading_20_2">
0.5.1 (2016-04-14)</text:h>
      <text:p text:style-name="Text_20_body">Mostly rendering fixes:</text:p>
      <text:list>
        <text:list-item>
          <text:p>Epub:<text:list>
<text:list-item>
<text:p>Fix a validation problem when book contained hidden chapters.</text:p></text:list-item></text:list>
</text:p>
        </text:list-item>
        <text:list-item>
          <text:p>French cleaner:<text:list>
<text:list-item>
<text:p>Use semi-cadratine space instead of cadratine space for dialogs.</text:p></text:list-item><text:list-item>
<text:p>Use non-narrow non-breaking spapce instead of narrow one for ':', '«' and '»' (following https://fr.wikipedia.org/wiki/Espace_ins%C3%A9cable#En_France).</text:p></text:list-item></text:list>
</text:p>
        </text:list-item>
        <text:list-item>
          <text:p>HTML:<text:list>
<text:list-item>
<text:p>Add viewport meta tags.</text:p></text:list-item><text:list-item>
<text:p>Standalone HTML:<text:list>
<text:list-item>
<text:p>Don't display the button to display chapter and the previous/next chapter link if <text:span text:style-name="Preformatted_20_Text">html.display_chapter</text:span> is set to <text:span text:style-name="Preformatted_20_Text">false</text:span>.</text:p></text:list-item><text:list-item>
<text:p>Fix chapter displaying when some chapters are not numbered.</text:p></text:list-item></text:list>
</text:p></text:list-item><text:list-item>
<text:p>Multi-files HTML:<text:list>
<text:list-item>
<text:p>Fix previous/next chapter display to make it consistent with standalone HTML.</text:p></text:list-item></text:list>
</text:p></text:list-item></text:list>
</text:p>
        </text:list-item>
      </text:list>
      <text:h text:style-name="Heading_20_2">
0.5.0 (2016-04-02)</text:h>
      <text:list>
        <text:list-item>
          <text:p>Crowbook now requires Rustc 1.7.0.</text:p>
        </text:list-item>
        <text:list-item>
          <text:p>It is now possible to render HTML in multiple files:<text:list>
<text:list-item>
<text:p><text:span text:style-name="Preformatted_20_Text">output.html_dir</text:span> will activate this renderer, and specify in which directory to render these files;</text:p></text:list-item><text:list-item>
<text:p><text:span text:style-name="Preformatted_20_Text">html_dir.css</text:span> allows to override the CSS for this rendering;</text:p></text:list-item><text:list-item>
<text:p><text:span text:style-name="Preformatted_20_Text">html_dir.index.html</text:span> allows to specify a template for the <text:span text:style-name="Preformatted_20_Text">index.html</text:span> page;</text:p></text:list-item><text:list-item>
<text:p><text:span text:style-name="Preformatted_20_Text">html_dir.chapter.html</text:span> allows to specify a template for the chapters pages.</text:p></text:list-item></text:list>
</text:p>
        </text:list-item>
        <text:list-item>
          <text:p>New book options:<text:list>
<text:list-item>
<text:p><text:span text:style-name="Preformatted_20_Text">tex.short</text:span>: if set to true, the LaTeX renderer will use <text:span text:style-name="Preformatted_20_Text">article</text:span> instead of <text:span text:style-name="Preformatted_20_Text">book</text:span> as document class, and will use the default <text:span text:style-name="Preformatted_20_Text">\maketitle</text:span> command for article. This option is by default set to false, except when Crowbook is called with <text:span text:style-name="Preformatted_20_Text">--single</text:span>.</text:p></text:list-item><text:list-item>
<text:p><text:span text:style-name="Preformatted_20_Text">enable_yaml_blocks</text:span>: parsing YAML blocks is no longer activated by default, except when using <text:span text:style-name="Preformatted_20_Text">--single</text:span>. This is because you might want to have e.g. multiple short stories using YAML blocks to set their titles and so on, <text:span text:style-name="T1">and</text:span> a separate <text:span text:style-name="Preformatted_20_Text">.book</text:span> file to render a book as a collection of short stories. In this case, you wouldn't want the displayed title or the output.pdf/html/epub files be redefined by the short stories .md files.</text:p></text:list-item><text:list-item>
<text:p><text:span text:style-name="Preformatted_20_Text">html.print_css</text:span>: allows to specify a stylesheet for media print</text:p></text:list-item><text:list-item>
<text:p><text:span text:style-name="Preformatted_20_Text">html.display_chapter</text:span>: displays one chapter at a time in standalone HTML</text:p></text:list-item><text:list-item>
<text:p><text:span text:style-name="Preformatted_20_Text">html.script</text:span>: allows to specify a custom javascript file for standalone HTML</text:p></text:list-item><text:list-item>
<text:p><text:span text:style-name="Preformatted_20_Text">html_dir.script</text:span>: same thing for multipage HTML</text:p></text:list-item><text:list-item>
<text:p><text:span text:style-name="Preformatted_20_Text">resources.base_path</text:span>: by default, Crowbook resolves local links in markdown files relatively to the markdown file. This option allows to resolve them relatively to a base path. This option comes with two variants, <text:span text:style-name="Preformatted_20_Text">resources.base_path.images</text:span> and <text:span text:style-name="Preformatted_20_Text">resources.base_path.links</text:span>, which only activate it for respectively images tags and links tags. These two options are ignored when <text:span text:style-name="Preformatted_20_Text">base_path</text:span> is set. There is also <text:span text:style-name="Preformatted_20_Text">resources.base_path.files</text:span> which specify where additional files (see below) should be read, but this is one is set to <text:span text:style-name="Preformatted_20_Text">.</text:span> (i.e., the directory where the <text:span text:style-name="Preformatted_20_Text">.book</text:span> file is) by default.</text:p></text:list-item><text:list-item>
<text:p><text:span text:style-name="Preformatted_20_Text">resources.files</text:span>: indicate a (whitespace-separated) list of files that should be embedded. Currently only used with the EPUB renderer.</text:p></text:list-item><text:list-item>
<text:p><text:span text:style-name="Preformatted_20_Text">resources.out_path</text:span>: indicate where <text:span text:style-name="Preformatted_20_Text">resources.files</text:span> should be copied in the final document. Default to <text:span text:style-name="Preformatted_20_Text">data</text:span>, meaning that files will be placed in a <text:span text:style-name="Preformatted_20_Text">data</text:span> directory in the EPUB.</text:p></text:list-item></text:list>
</text:p>
        </text:list-item>
        <text:list-item>
          <text:p>Rendering:<text:list>
<text:list-item>
<text:p>Templates can now use localized strings according to the <text:span text:style-name="Preformatted_20_Text">lang</text:span> option</text:p></text:list-item><text:list-item>
<text:p>Standalone HTML now includes locale files using base64.</text:p></text:list-item><text:list-item>
<text:p>Standalone HTML displays one chapter at a time, thouht it can be changed via a button in the menu.</text:p></text:list-item><text:list-item>
<text:p>HTML/EPUB: default CSS now uses the <text:span text:style-name="Preformatted_20_Text">lang</text:span> value do determine how to display lists (currently the only difference is it uses "–" when <text:span text:style-name="Preformatted_20_Text">lang</text:span> is set to "fr" and standard bullets for other languages).</text:p></text:list-item></text:list>
</text:p>
        </text:list-item>
        <text:list-item>
          <text:p>Bugfixes:<text:list>
<text:list-item>
<text:p>Fixed a bug of filename "resolution" when Crowbook was called with <text:span text:style-name="Preformatted_20_Text">--single</text:span> (e.g., <text:span text:style-name="Preformatted_20_Text">crowbook -s tests/test.md</text:span> would previously try to load `tests/tests/test.md).</text:p></text:list-item><text:list-item>
<text:p>Epub renderer now uses the <text:span text:style-name="Preformatted_20_Text">mime_guess</text:span> library to guess the mime type based on extension, which should fix the mime type guessed for a wide range of extensions (e.g., svg).</text:p></text:list-item></text:list>
</text:p>
        </text:list-item>
        <text:list-item>
          <text:p>Internal/API:<text:list>
<text:list-item>
<text:p>The <text:span text:style-name="Preformatted_20_Text">Book::new</text:span>, <text:span text:style-name="Preformatted_20_Text">new_from_file</text:span>, and <text:span text:style-name="Preformatted_20_Text">new_from_markdown_file</text:span> take an additional <text:span text:style-name="Preformatted_20_Text">options</text:span> parameter. To create a book with default options, set it to <text:span text:style-name="Preformatted_20_Text">&amp;[]</text:span>.</text:p></text:list-item></text:list>
</text:p>
        </text:list-item>
      </text:list>
      <text:h text:style-name="Heading_20_2">
0.4.0 (2016-03-01)</text:h>
      <text:list>
        <text:list-item>
          <text:p>Crowbook now internally uses a true YAML parser, <text:span text:style-name="Preformatted_20_Text">yaml_rust</text:span>, for its options. Since the "old" Crowbooks's config format was similar, but had some subtle differences, this is somewhat of a breaking change:<text:list>
<text:list-item>
<text:p>strings should now be escaped with "" in some cases (e.g. if it contains special characters). On the other hand, it <text:span text:style-name="T1">allows</text:span> to optionally escape a string with these quotes, which wasn't possible until then and might be useful in some cases.</text:p></text:list-item><text:list-item>
<text:p>multiline strings now follow the YAML format, instead of the previous "YAML-ish" format. This can impact the way newlines are added at the end of a multiline string. See e.g. <text:a xlink:type="simple" xlink:href="http://stackoverflow.com/questions/3790454/in-yaml-how-do-i-break-a-string-over-multiple-lines">this link</text:a> for the various ways to include mulitiline strings in Yaml.</text:p></text:list-item></text:list>
</text:p>
        </text:list-item>
        <text:list-item>
          <text:p>Crowbook now parses YAML blocks (delimited by two lines with "---") in Markdown files, ignoring keys that it doesn't recognize. This allows crowbook to be compatible(-ish) with Markdown that contains YAML blocks for Jekyll or Pandoc.</text:p>
        </text:list-item>
        <text:list-item>
          <text:p>New option <text:span text:style-name="Preformatted_20_Text">--single</text:span> allows to give Crowbook a single Markdown file (which can contain options within an inline YAML block) instead of a book configuration file. This is useful for e.g. short stories.</text:p>
        </text:list-item>
        <text:list-item>
          <text:p>Enhanced the way debugging/warning/info messages are handled and displayed:<text:list>
<text:list-item>
<text:p>Added a <text:span text:style-name="Preformatted_20_Text">--debug</text:span> option to the binary.</text:p></text:list-item><text:list-item>
<text:p>Internal: added a <text:span text:style-name="Preformatted_20_Text">Logger</text:span> struct.</text:p></text:list-item><text:list-item>
<text:p>Different levels of information (debug/warning/info/error) get different colours.</text:p></text:list-item></text:list>
</text:p>
        </text:list-item>
        <text:list-item>
          <text:p>Bugfixes:<text:list>
<text:list-item>
<text:p>Crowbook no longer crashes when called with the <text:span text:style-name="Preformatted_20_Text">--to</text:span> argument if it can't create a file.</text:p></text:list-item></text:list>
</text:p>
        </text:list-item>
      </text:list>
      <text:h text:style-name="Heading_20_2">
0.3.0 (2016-02-27)</text:h>
      <text:list>
        <text:list-item>
          <text:p>Crowbook now tries to convert local links. That is, if you link to a Markdown file that is used in the book. (e.g. <text:a xlink:type="simple" xlink:href="README.md">README.md</text:a>), it <text:span text:style-name="T1">should</text:span> link to an appropriate inner reference inside the book.</text:p>
        </text:list-item>
        <text:list-item>
          <text:p>Latex renderer now supports (local) images.</text:p>
        </text:list-item>
        <text:list-item>
          <text:p>Epub renderer now embed (local) images in the EPUB file.</text:p>
        </text:list-item>
        <text:list-item>
          <text:p>Some changes to the HTML/Epub stylesheets.</text:p>
        </text:list-item>
        <text:list-item>
          <text:p>Internal (or usage as a library):<text:list>
<text:list-item>
<text:p>Crowbook no longer changes current directory, which worked in the binary but could cause problem if library was used in multithreaded environment (e.g. in <text:span text:style-name="Preformatted_20_Text">cargo test</text:span>).</text:p></text:list-item><text:list-item>
<text:p>More modules and methods are now private.</text:p></text:list-item><text:list-item>
<text:p>Improved documentation.</text:p></text:list-item><text:list-item>
<text:p>Added more unit tests.</text:p></text:list-item></text:list>
</text:p>
        </text:list-item>
        <text:list-item>
          <text:p>Bugfixes:<text:list>
<text:list-item>
<text:p>Epub renderer now correctly renders unnumbered chapter without a number in its toc.ncx file</text:p></text:list-item></text:list>
</text:p>
        </text:list-item>
      </text:list>
      <text:h text:style-name="Heading_20_2">
0.2.2 (2016-02-25)</text:h>
      <text:list>
        <text:list-item>
          <text:p>Bugfixes:<text:list>
<text:list-item>
<text:p>French cleaner now correctly replaces space after — (in e.g. dialogs) with "em space".</text:p></text:list-item></text:list>
</text:p>
        </text:list-item>
      </text:list>
      <text:h text:style-name="Heading_20_2">
0.2.1 (2016-02-25)</text:h>
      <text:list>
        <text:list-item>
          <text:p>Bugfixes:<text:list>
<text:list-item>
<text:p>HTML/Epub rendering no longer incorrectly increment chapter count for unnumbered chapters.</text:p></text:list-item><text:list-item>
<text:p>Latex: makes what is possible to avoid orverflowing the page.</text:p></text:list-item></text:list>
</text:p>
        </text:list-item>
        <text:list-item>
          <text:p>Minor changes:<text:list>
<text:list-item>
<text:p>Latex: improvement of the default way URLs are displayed.</text:p></text:list-item></text:list>
</text:p>
        </text:list-item>
      </text:list>
      <text:h text:style-name="Heading_20_2">
0.2.0 (2016-02-25)</text:h>
      <text:list>
        <text:list-item>
          <text:p>Command line arguments:<text:list>
<text:list-item>
<text:p>New argument <text:span text:style-name="Preformatted_20_Text">--print-template</text:span> now allows to print a built-in template to stdout.</text:p></text:list-item><text:list-item>
<text:p>New argument <text:span text:style-name="Preformatted_20_Text">--list-options</text:span> prints out all valid options in a config file (or in <text:span text:style-name="Preformatted_20_Text">set</text:span>), their type and default value.</text:p></text:list-item><text:list-item>
<text:p>New argument <text:span text:style-name="Preformatted_20_Text">--set</text:span> allows to define or override whatever option set in a book configuration.</text:p></text:list-item><text:list-item>
<text:p><text:span text:style-name="Preformatted_20_Text">--create</text:span> can now be used without specifying a <text:span text:style-name="Preformatted_20_Text">BOOK</text:span>, printing its result on <text:span text:style-name="Preformatted_20_Text">stdout</text:span>.</text:p></text:list-item></text:list>
</text:p>
        </text:list-item>
        <text:list-item>
          <text:p>Configuration file:<text:list>
<text:list-item>
<text:p>Added support for multiline strings in <text:span text:style-name="Preformatted_20_Text">.book</text:span> files, with either '|' (preserving line returns) or '&gt;' (transforming line returns in spaces)</text:p></text:list-item><text:list-item>
<text:p>New option <text:span text:style-name="Preformatted_20_Text">display_toc</text:span> allows to display the table of contents (whose name, at least for HTML, is specified by <text:span text:style-name="Preformatted_20_Text">toc_name</text:span>) in HTML and PDF documents.</text:p></text:list-item><text:list-item>
<text:p>Option <text:span text:style-name="Preformatted_20_Text">numbering</text:span> now takes an int instead of a boolean, allowing to specify the maximum level to number (e.g. <text:span text:style-name="Preformatted_20_Text">1</text:span>: chapters only, <text:span text:style-name="Preformatted_20_Text">2</text:span>: chapters and sectino, ..., <text:span text:style-name="Preformatted_20_Text">6</text:span>: everything).</text:p></text:list-item></text:list>
</text:p>
        </text:list-item>
        <text:list-item>
          <text:p>Rendering:<text:list>
<text:list-item>
<text:p>Added support for numbering all headers, not just level-1 (e.g., having a subsection numbered <text:span text:style-name="Preformatted_20_Text">2.3.1</text:span>).</text:p></text:list-item><text:list-item>
<text:p>Tables and Footnotes are now implemented for HTML/Epub and LaTeX output.</text:p></text:list-item></text:list>
</text:p>
        </text:list-item>
        <text:list-item>
          <text:p>Internal:<text:list>
<text:list-item>
<text:p>Refactored <text:span text:style-name="Preformatted_20_Text">Book</text:span> to use an HashMap of <text:span text:style-name="Preformatted_20_Text">BookOption</text:span>s instead of having like 42 fields.</text:p></text:list-item></text:list>
</text:p>
        </text:list-item>
      </text:list>
      <text:h text:style-name="Heading_20_2">
0.1.0 (2016-02-21)</text:h>
      <text:list>
        <text:list-item>
          <text:p>initial release</text:p>
        </text:list-item>
      </text:list>
      <text:h text:style-name="Heading_20_1">
GNU LESSER GENERAL PUBLIC LICENSE</text:h>
      <text:p text:style-name="Text_20_Body"> Version 2.1, February 1999
</text:p>
      <text:p text:style-name="Text_20_body">Copyright (C) 1991, 1999 Free Software Foundation, Inc. 51 Franklin Street, Fifth Floor, Boston, MA 02110-1301 USA Everyone is permitted to copy and distribute verbatim copies of this license document, but changing it is not allowed.</text:p>
      <text:p text:style-name="Text_20_body">[This is the first released version of the Lesser GPL. It also counts as the successor of the GNU Library Public License, version 2, hence the version number 2.1.]</text:p>
      <text:p text:style-name="Text_20_Body"> Preamble
</text:p>
      <text:p text:style-name="Text_20_body">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Text_20_body">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Text_20_body">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Text_20_body">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Text_20_body">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Text_20_body">We protect your rights with a two-step method: (1) we copyright the library, and (2) we offer you this license, which gives you legal permission to copy, distribute and/or modify the library.</text:p>
      <text:p text:style-name="Text_20_body">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Text_20_body"> 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Text_20_body">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Text_20_body">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Text_20_body">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Text_20_body">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Text_20_body">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Text_20_body">Although the Lesser General Public License is Less protective of the users' freedom, it does ensure that the user of a program that is linked with the Library has the freedom and the wherewithal to run that program using a modified version of the Library.</text:p>
      <text:p text:style-name="Text_20_body">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p text:style-name="Text_20_body"> GNU LESSER GENERAL PUBLIC LICENSE TERMS AND CONDITIONS FOR COPYING, DISTRIBUTION AND MODIFICATION</text:p>
      <text:list>
        <text:list-item>
          <text:p>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list-item>
      </text:list>
      <text:p text:style-name="Text_20_body">A "library" means a collection of software functions and/or data prepared so as to be conveniently linked with application programs (which use some of those functions and data) to form executables.</text:p>
      <text:p text:style-name="Text_20_body">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Text_20_body">"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Text_20_body">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list>
        <text:list-item>
          <text:p>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list-item>
      </text:list>
      <text:p text:style-name="Text_20_body">You may charge a fee for the physical act of transferring a copy, and you may at your option offer warranty protection in exchange for a fee.</text:p>
      <text:p text:style-name="Text_20_body"/>
      <text:list>
        <text:list-item>
          <text:p>You may modify your copy or copies of the Library or any portion of it, thus forming a work based on the Library, and copy and distribute such modifications or work under the terms of Section 1 above, provided that you also meet all of these conditions:</text:p>
        </text:list-item>
      </text:list>
      <text:p text:style-name="Text_20_Body">a) The modified work must itself be a software library.

b) You must cause the files modified to carry prominent notices
stating that you changed the files and the date of any change.

c) You must cause the whole of the work to be licensed at no
charge to all third parties under the terms of this License.

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
</text:p>
      <text:p text:style-name="Text_20_body">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Library.</text:p>
      <text:p text:style-name="Text_20_body">In addition, mere aggregation of another work not based on the Library with the Library (or with a work based on the Library) on a volume of a storage or distribution medium does not bring the other work under the scope of this License.</text:p>
      <text:list>
        <text:list-item>
          <text:p>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list-item>
      </text:list>
      <text:p text:style-name="Text_20_body"> Once this change is made in a given copy, it is irreversible for that copy, so the ordinary GNU General Public License applies to all subsequent copies and derivative works made from that copy.</text:p>
      <text:p text:style-name="Text_20_body">This option is useful when you wish to copy part of the code of the Library into a program that is not a library.</text:p>
      <text:list>
        <text:list-item>
          <text:p>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list-item>
      </text:list>
      <text:p text:style-name="Text_20_body">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list>
        <text:list-item>
          <text:p>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list-item>
      </text:list>
      <text:p text:style-name="Text_20_body">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Text_20_body">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Text_20_body">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Text_20_body">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
      <text:list>
        <text:list-item>
          <text:p>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list-item>
      </text:list>
      <text:p text:style-name="Text_20_body">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p text:style-name="Text_20_Body">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c) Accompany the work with a written offer, valid for at
least three years, to give the same user the materials
specified in Subsection 6a, above, for a charge no more
than the cost of performing this distribution.

d) If distribution of the work is made by offering access to copy
from a designated place, offer equivalent access to copy the above
specified materials from the same place.

e) Verify that the user has already received a copy of these
materials or that you have already sent this user a copy.
</text:p>
      <text:p text:style-name="Text_20_body">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Text_20_body"/>
      <text:list>
        <text:list-item>
          <text:p>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item>
      </text:list>
      <text:p text:style-name="Text_20_Body">a) Accompany the combined library with a copy of the same work
based on the Library, uncombined with any other library
facilities. This must be distributed under the terms of the
Sections above.

b) Give prominent notice with the combined library of the fact
that part of it is a work based on the Library, and explaining
where to find the accompanying uncombined form of the same work.
</text:p>
      <text:list>
        <text:list-item>
          <text:p><text:p text:style-name="Text_20_body">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list-item>
        <text:list-item>
          <text:p><text:p text:style-name="Text_20_body">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list-item>
        <text:list-item>
          <text:p><text:p text:style-name="Text_20_body">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list-item>
      </text:list>
      <text:p text:style-name="Text_20_body"/>
      <text:list>
        <text:list-item>
          <text:p>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list-item>
      </text:list>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list>
        <text:list-item>
          <text:p><text:p text:style-name="Text_20_body">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list-item>
        <text:list-item>
          <text:p><text:p text:style-name="Text_20_body">The Free Software Foundation may publish revised and/or new versions of the Lesser General Public License from time to time. Such new versions will be similar in spirit to the present version, but may differ in detail to address new problems or concerns.</text:p>
</text:p>
        </text:list-item>
      </text:list>
      <text:p text:style-name="Text_20_body">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Text_20_body"/>
      <text:list>
        <text:list-item>
          <text:p><text:p text:style-name="Text_20_body">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NO WARRANTY
</text:p>
</text:p>
        </text:list-item>
        <text:list-item>
          <text:p><text:p text:style-name="Text_20_body">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list-item>
        <text:list-item>
          <text:p><text:p text:style-name="Text_20_body">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Text_20_Body"> END OF TERMS AND CONDITIONS
</text:p>
</text:p>
        </text:list-item>
      </text:list>
      <text:p text:style-name="Text_20_body"> How to Apply These Terms to Your New Libraries</text:p>
      <text:p text:style-name="Text_20_body">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Text_20_body">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Text_20_Body">&lt;one line to give the library's name and a brief idea of what it does.&gt;
Copyright (C) &lt;year&gt; &lt;name of author&gt;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1 Franklin Street, Fifth Floor, Boston, MA 02110-1301 USA
</text:p>
      <text:p text:style-name="Text_20_body">Also add information on how to contact you by electronic and paper mail.</text:p>
      <text:p text:style-name="Text_20_body">You should also get your employer (if you work as a programmer) or your school, if any, to sign a "copyright disclaimer" for the library, if necessary. Here is a sample; alter the names:</text:p>
      <text:p text:style-name="Text_20_body">Yoyodyne, Inc., hereby disclaims all copyright interest in the library `Frob' (a library for tweaking knobs) written by James Random Hacker.</text:p>
      <text:p text:style-name="Text_20_body">&lt;signature of Ty Coon&gt;, 1 April 1990 Ty Coon, President of Vice</text:p>
      <text:p text:style-name="Text_20_body">That's all there is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svg:font-family="'Linux Biolinum', sans-serif"/>
    <style:font-face style:name="Linux Libertine Mono" svg:font-family="'Linux Libertine Mono', monospace"/>
    <style:font-face style:name="Linux Libertine" svg:font-family="'Linux Libertine', Georgia,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2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nux Libertine" fo:font-family="'Linux Libertine', Georgia, serif" style:font-name-asian="Linux Libertine" style:font-family-asian="'Linux Libertine', Georgia, serif" style:font-name-complex="Linux Libertine" style:font-family-complex="'Linux Libertine', Georgia, serif"/>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text-align="start" style:justify-single-word="false" style:page-number="auto" fo:break-before="page"/>
      <style:text-properties fo:font-variant="small-caps" style:font-name="Linux Biolinum" fo:font-family="'Linux Biolinum', sans-serif" fo:font-size="24pt" fo:font-weight="bold" style:font-name-asian="Linux Biolinum" style:font-family-asian="'Linux Biolinum', sans-serif" style:font-size-asian="22pt" style:font-weight-asian="bold" style:font-name-complex="Linux Biolinum" style:font-family-complex="'Linux Biolinum', sans-serif"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nux Libertine Mono" fo:font-family="'Linux Libertine Mono', monospace" fo:font-size="10pt" style:font-name-asian="Linux Libertine Mono" style:font-family-asian="'Linux Libertine Mono', monospace" style:font-size-asian="10pt" style:font-name-complex="Linux Libertine Mono" style:font-family-complex="'Linux Libertine Mono',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text-align="start" style:justify-single-word="false"/>
      <style:text-properties fo:font-variant="small-caps" style:font-name="Linux Biolinum" fo:font-family="'Linux Biolinum', sans-serif" fo:font-size="18pt" fo:font-weight="bold" style:font-name-asian="Linux Biolinum" style:font-family-asian="'Linux Biolinum', sans-serif" style:font-size-asian="18pt" style:font-weight-asian="bold" style:font-name-complex="Linux Biolinum" style:font-family-complex="'Linux Biolinum', sans-serif"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text-align="start" style:justify-single-word="false"/>
      <style:text-properties fo:font-variant="small-caps" style:font-name="Linux Biolinum" fo:font-family="'Linux Biolinum', sans-serif" fo:font-size="14pt" fo:font-weight="bold" style:font-name-asian="Linux Biolinum" style:font-family-asian="'Linux Biolinum', sans-serif" style:font-size-asian="14pt" style:font-weight-asian="bold" style:font-name-complex="Linux Biolinum" style:font-family-complex="'Linux Biolinum', sans-serif"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text-align="start" style:justify-single-word="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text-align="start" style:justify-single-word="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text-align="start" style:justify-single-word="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1.title" style:display-name="Heading 1.title" style:family="paragraph" style:parent-style-name="Heading_20_1">
      <style:paragraph-properties fo:text-align="center" style:justify-single-word="false"/>
    </style:style>
    <style:style style:name="Heading_20_2.author" style:display-name="Heading 2.author" style:family="paragraph" style:parent-style-name="Heading_20_2">
      <style:paragraph-properties fo:text-align="end" style:justify-single-word="false"/>
    </style:style>
    <style:style style:name="Heading_20_3.date" style:display-name="Heading 3.date" style:family="paragraph" style:parent-style-name="Heading_20_3"/>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meta:initial-creator>
    <dc:title>Untitled</dc:title>
    <meta:generator>LibreOffice/5.0.4.2$Linux_X86_64 LibreOffice_project/00m0$Build-2</meta:generator>
    <dc:date>2016-02-21T00:28:19.760663778</dc:date>
    <dc:creator>Lise </dc:creator>
    <meta:editing-duration>PT1M53S</meta:editing-duration>
    <meta:editing-cycles>2</meta:editing-cycles>
    <meta:document-statistic meta:table-count="0" meta:image-count="0" meta:object-count="0" meta:page-count="2" meta:paragraph-count="5" meta:word-count="9" meta:character-count="61" meta:non-whitespace-character-count="57"/>
    <meta:user-defined meta:name=""/>
  </office:meta>
</office:document-meta>
</file>